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paragraph-rsid="00267f25"/>
    </style:style>
    <style:style style:name="P2" style:family="paragraph" style:parent-style-name="Standard">
      <style:text-properties officeooo:rsid="0029da2a" officeooo:paragraph-rsid="0029da2a"/>
    </style:style>
    <style:style style:name="P3" style:family="paragraph" style:parent-style-name="Standard">
      <style:text-properties officeooo:rsid="002beb13" officeooo:paragraph-rsid="002beb13"/>
    </style:style>
    <style:style style:name="P4" style:family="paragraph" style:parent-style-name="Standard">
      <style:text-properties officeooo:rsid="002cac8b" officeooo:paragraph-rsid="002cac8b"/>
    </style:style>
    <style:style style:name="P5" style:family="paragraph" style:parent-style-name="Standard">
      <style:text-properties officeooo:rsid="002ee42c" officeooo:paragraph-rsid="002ee42c"/>
    </style:style>
    <style:style style:name="P6" style:family="paragraph" style:parent-style-name="Standard">
      <style:text-properties officeooo:rsid="00307983" officeooo:paragraph-rsid="00307983"/>
    </style:style>
    <style:style style:name="P7" style:family="paragraph" style:parent-style-name="Standard">
      <style:text-properties officeooo:rsid="00307983" officeooo:paragraph-rsid="0127b65b"/>
    </style:style>
    <style:style style:name="P8" style:family="paragraph" style:parent-style-name="Standard">
      <style:text-properties officeooo:rsid="0030e2f6" officeooo:paragraph-rsid="0030e2f6"/>
    </style:style>
    <style:style style:name="P9" style:family="paragraph" style:parent-style-name="Standard">
      <style:text-properties officeooo:rsid="003168a9" officeooo:paragraph-rsid="003168a9"/>
    </style:style>
    <style:style style:name="P10" style:family="paragraph" style:parent-style-name="Standard">
      <style:paragraph-properties fo:text-align="justify" style:justify-single-word="false"/>
      <style:text-properties officeooo:rsid="003419af" officeooo:paragraph-rsid="00350858"/>
    </style:style>
    <style:style style:name="P11" style:family="paragraph" style:parent-style-name="Standard">
      <style:paragraph-properties fo:text-align="justify" style:justify-single-word="false"/>
      <style:text-properties officeooo:rsid="00350858" officeooo:paragraph-rsid="00350858"/>
    </style:style>
    <style:style style:name="P12" style:family="paragraph" style:parent-style-name="Standard">
      <style:paragraph-properties fo:text-align="justify" style:justify-single-word="false"/>
      <style:text-properties fo:language="de" fo:country="DE" officeooo:rsid="00420196" officeooo:paragraph-rsid="00420196"/>
    </style:style>
    <style:style style:name="P13" style:family="paragraph" style:parent-style-name="Standard">
      <style:paragraph-properties fo:text-align="justify" style:justify-single-word="false"/>
      <style:text-properties fo:language="de" fo:country="DE" officeooo:rsid="00420196" officeooo:paragraph-rsid="0047c7f3"/>
    </style:style>
    <style:style style:name="P14" style:family="paragraph" style:parent-style-name="Standard">
      <style:paragraph-properties fo:text-align="justify" style:justify-single-word="false"/>
      <style:text-properties fo:language="de" fo:country="DE" officeooo:rsid="0052ded6" officeooo:paragraph-rsid="00486d4b"/>
    </style:style>
    <style:style style:name="P15" style:family="paragraph" style:parent-style-name="Standard">
      <style:paragraph-properties fo:text-align="justify" style:justify-single-word="false"/>
      <style:text-properties fo:language="de" fo:country="DE" officeooo:rsid="005673d1" officeooo:paragraph-rsid="00594354"/>
    </style:style>
    <style:style style:name="P16" style:family="paragraph" style:parent-style-name="Standard">
      <style:paragraph-properties fo:text-align="justify" style:justify-single-word="false"/>
      <style:text-properties fo:language="de" fo:country="DE" officeooo:rsid="00594354" officeooo:paragraph-rsid="00594354"/>
    </style:style>
    <style:style style:name="P17" style:family="paragraph" style:parent-style-name="Standard">
      <style:paragraph-properties fo:text-align="justify" style:justify-single-word="false"/>
      <style:text-properties fo:language="de" fo:country="DE" officeooo:rsid="00594354" officeooo:paragraph-rsid="0062cf23"/>
    </style:style>
    <style:style style:name="P18" style:family="paragraph" style:parent-style-name="Standard">
      <style:paragraph-properties fo:text-align="justify" style:justify-single-word="false"/>
      <style:text-properties fo:language="de" fo:country="DE" officeooo:rsid="0060f1f3" officeooo:paragraph-rsid="0060f1f3"/>
    </style:style>
    <style:style style:name="P19" style:family="paragraph" style:parent-style-name="Standard">
      <style:paragraph-properties fo:text-align="justify" style:justify-single-word="false"/>
      <style:text-properties fo:language="de" fo:country="DE" officeooo:rsid="0062cf23" officeooo:paragraph-rsid="0062cf23"/>
    </style:style>
    <style:style style:name="P20" style:family="paragraph" style:parent-style-name="Standard">
      <style:paragraph-properties fo:text-align="justify" style:justify-single-word="false"/>
      <style:text-properties fo:language="de" fo:country="DE" officeooo:rsid="005a220d" officeooo:paragraph-rsid="00594354"/>
    </style:style>
    <style:style style:name="P21" style:family="paragraph" style:parent-style-name="Standard">
      <style:paragraph-properties fo:text-align="justify" style:justify-single-word="false"/>
      <style:text-properties fo:language="de" fo:country="DE" officeooo:rsid="005fc804" officeooo:paragraph-rsid="005fc804"/>
    </style:style>
    <style:style style:name="P22" style:family="paragraph" style:parent-style-name="Standard">
      <style:paragraph-properties fo:text-align="justify" style:justify-single-word="false"/>
      <style:text-properties fo:language="de" fo:country="DE" officeooo:rsid="00720b6f" officeooo:paragraph-rsid="00720b6f"/>
    </style:style>
    <style:style style:name="P23" style:family="paragraph" style:parent-style-name="Standard">
      <style:paragraph-properties fo:text-align="justify" style:justify-single-word="false"/>
      <style:text-properties fo:language="de" fo:country="DE" officeooo:rsid="00750c5b" officeooo:paragraph-rsid="00750c5b"/>
    </style:style>
    <style:style style:name="P24" style:family="paragraph" style:parent-style-name="Standard">
      <style:paragraph-properties fo:text-align="justify" style:justify-single-word="false"/>
      <style:text-properties fo:language="de" fo:country="DE" officeooo:rsid="00775784" officeooo:paragraph-rsid="00775784" style:language-asian="zh" style:country-asian="CN"/>
    </style:style>
    <style:style style:name="P25" style:family="paragraph" style:parent-style-name="Standard">
      <style:paragraph-properties fo:text-align="justify" style:justify-single-word="false"/>
      <style:text-properties fo:language="de" fo:country="DE" officeooo:rsid="00791f0e" officeooo:paragraph-rsid="00782c2b" style:language-asian="zh" style:country-asian="CN"/>
    </style:style>
    <style:style style:name="P26" style:family="paragraph" style:parent-style-name="Standard">
      <style:paragraph-properties fo:text-align="justify" style:justify-single-word="false"/>
      <style:text-properties fo:language="de" fo:country="DE" officeooo:rsid="007ce1b2" officeooo:paragraph-rsid="007ca04f" style:language-asian="zh" style:country-asian="CN"/>
    </style:style>
    <style:style style:name="P27" style:family="paragraph" style:parent-style-name="Standard">
      <style:paragraph-properties fo:text-align="justify" style:justify-single-word="false"/>
      <style:text-properties fo:language="de" fo:country="DE" officeooo:rsid="007e7fd6" officeooo:paragraph-rsid="007ce1b2" style:language-asian="zh" style:country-asian="CN"/>
    </style:style>
    <style:style style:name="P28" style:family="paragraph" style:parent-style-name="Standard">
      <style:paragraph-properties fo:text-align="justify" style:justify-single-word="false"/>
      <style:text-properties fo:language="de" fo:country="DE" officeooo:rsid="00811a16" officeooo:paragraph-rsid="00811a16"/>
    </style:style>
    <style:style style:name="P29" style:family="paragraph" style:parent-style-name="Standard">
      <style:paragraph-properties fo:text-align="justify" style:justify-single-word="false"/>
      <style:text-properties fo:language="de" fo:country="DE" officeooo:rsid="0069b53d" officeooo:paragraph-rsid="0069b53d"/>
    </style:style>
    <style:style style:name="P30" style:family="paragraph" style:parent-style-name="Standard">
      <style:paragraph-properties fo:text-align="justify" style:justify-single-word="false"/>
      <style:text-properties fo:language="de" fo:country="DE" officeooo:paragraph-rsid="008bb189"/>
    </style:style>
    <style:style style:name="P31" style:family="paragraph" style:parent-style-name="Standard">
      <style:paragraph-properties fo:text-align="justify" style:justify-single-word="false"/>
      <style:text-properties fo:language="de" fo:country="DE" officeooo:paragraph-rsid="008dedef"/>
    </style:style>
    <style:style style:name="P32" style:family="paragraph" style:parent-style-name="Standard">
      <style:paragraph-properties fo:text-align="justify" style:justify-single-word="false"/>
      <style:text-properties fo:language="de" fo:country="DE" officeooo:paragraph-rsid="00959342"/>
    </style:style>
    <style:style style:name="P33" style:family="paragraph" style:parent-style-name="Standard">
      <style:paragraph-properties fo:text-align="justify" style:justify-single-word="false"/>
      <style:text-properties fo:language="de" fo:country="DE" officeooo:paragraph-rsid="00974c2c"/>
    </style:style>
    <style:style style:name="P34" style:family="paragraph" style:parent-style-name="Standard">
      <style:paragraph-properties fo:text-align="justify" style:justify-single-word="false"/>
      <style:text-properties fo:language="de" fo:country="DE" officeooo:paragraph-rsid="009bf09e"/>
    </style:style>
    <style:style style:name="P35" style:family="paragraph" style:parent-style-name="Standard">
      <style:paragraph-properties fo:text-align="justify" style:justify-single-word="false"/>
      <style:text-properties fo:language="de" fo:country="DE" officeooo:paragraph-rsid="009e8773"/>
    </style:style>
    <style:style style:name="P36" style:family="paragraph" style:parent-style-name="Standard">
      <style:paragraph-properties fo:text-align="justify" style:justify-single-word="false"/>
      <style:text-properties fo:language="de" fo:country="DE" officeooo:paragraph-rsid="00a9aad8"/>
    </style:style>
    <style:style style:name="P37" style:family="paragraph" style:parent-style-name="Standard">
      <style:paragraph-properties fo:text-align="justify" style:justify-single-word="false"/>
      <style:text-properties fo:language="de" fo:country="DE" officeooo:paragraph-rsid="00b21715"/>
    </style:style>
    <style:style style:name="P38" style:family="paragraph" style:parent-style-name="Standard">
      <style:paragraph-properties fo:text-align="justify" style:justify-single-word="false"/>
      <style:text-properties fo:language="de" fo:country="DE" officeooo:paragraph-rsid="00e4cf04"/>
    </style:style>
    <style:style style:name="P39" style:family="paragraph" style:parent-style-name="Standard">
      <style:paragraph-properties fo:text-align="justify" style:justify-single-word="false"/>
      <style:text-properties fo:language="de" fo:country="DE" officeooo:paragraph-rsid="00f8d329"/>
    </style:style>
    <style:style style:name="P40" style:family="paragraph" style:parent-style-name="Standard">
      <style:paragraph-properties fo:text-align="justify" style:justify-single-word="false"/>
      <style:text-properties fo:language="de" fo:country="DE" officeooo:paragraph-rsid="00fb824e"/>
    </style:style>
    <style:style style:name="P41" style:family="paragraph" style:parent-style-name="Standard">
      <style:paragraph-properties fo:text-align="justify" style:justify-single-word="false"/>
      <style:text-properties fo:language="de" fo:country="DE" officeooo:paragraph-rsid="00fe4e28"/>
    </style:style>
    <style:style style:name="P42" style:family="paragraph" style:parent-style-name="Standard">
      <style:paragraph-properties fo:text-align="justify" style:justify-single-word="false"/>
      <style:text-properties fo:language="de" fo:country="DE" officeooo:paragraph-rsid="00ff824a"/>
    </style:style>
    <style:style style:name="P43" style:family="paragraph" style:parent-style-name="Standard">
      <style:paragraph-properties fo:text-align="justify" style:justify-single-word="false"/>
      <style:text-properties fo:language="de" fo:country="DE" officeooo:paragraph-rsid="010dbb38"/>
    </style:style>
    <style:style style:name="P44" style:family="paragraph" style:parent-style-name="Standard">
      <style:paragraph-properties fo:text-align="justify" style:justify-single-word="false"/>
      <style:text-properties fo:language="de" fo:country="DE" officeooo:paragraph-rsid="01156ad2"/>
    </style:style>
    <style:style style:name="P45" style:family="paragraph" style:parent-style-name="Standard">
      <style:paragraph-properties fo:text-align="justify" style:justify-single-word="false"/>
      <style:text-properties fo:language="de" fo:country="DE" officeooo:rsid="008c8294" officeooo:paragraph-rsid="008c8294"/>
    </style:style>
    <style:style style:name="P46" style:family="paragraph" style:parent-style-name="Standard">
      <style:paragraph-properties fo:text-align="justify" style:justify-single-word="false"/>
      <style:text-properties fo:language="de" fo:country="DE" officeooo:rsid="008f5021" officeooo:paragraph-rsid="008f5021"/>
    </style:style>
    <style:style style:name="P47" style:family="paragraph" style:parent-style-name="Standard">
      <style:paragraph-properties fo:text-align="justify" style:justify-single-word="false"/>
      <style:text-properties fo:language="de" fo:country="DE" officeooo:rsid="008fa00b" officeooo:paragraph-rsid="008fa00b"/>
    </style:style>
    <style:style style:name="P48" style:family="paragraph" style:parent-style-name="Standard">
      <style:paragraph-properties fo:text-align="justify" style:justify-single-word="false"/>
      <style:text-properties fo:language="de" fo:country="DE" officeooo:rsid="008bb189" officeooo:paragraph-rsid="008bb189"/>
    </style:style>
    <style:style style:name="P49" style:family="paragraph" style:parent-style-name="Standard">
      <style:paragraph-properties fo:text-align="justify" style:justify-single-word="false"/>
      <style:text-properties fo:language="de" fo:country="DE" officeooo:rsid="00a3906f" officeooo:paragraph-rsid="00a71c96"/>
    </style:style>
    <style:style style:name="P50" style:family="paragraph" style:parent-style-name="Standard">
      <style:paragraph-properties fo:text-align="justify" style:justify-single-word="false"/>
      <style:text-properties fo:language="de" fo:country="DE" officeooo:rsid="009e8773" officeooo:paragraph-rsid="009e8773"/>
    </style:style>
    <style:style style:name="P51" style:family="paragraph" style:parent-style-name="Standard">
      <style:paragraph-properties fo:text-align="justify" style:justify-single-word="false"/>
      <style:text-properties fo:language="de" fo:country="DE" officeooo:rsid="00a3edcf" officeooo:paragraph-rsid="00b21715"/>
    </style:style>
    <style:style style:name="P52" style:family="paragraph" style:parent-style-name="Standard">
      <style:paragraph-properties fo:text-align="justify" style:justify-single-word="false"/>
      <style:text-properties fo:language="de" fo:country="DE" officeooo:rsid="00a69d7b" officeooo:paragraph-rsid="00a3906f"/>
    </style:style>
    <style:style style:name="P53" style:family="paragraph" style:parent-style-name="Standard">
      <style:paragraph-properties fo:text-align="justify" style:justify-single-word="false"/>
      <style:text-properties fo:language="de" fo:country="DE" officeooo:rsid="00b21715" officeooo:paragraph-rsid="00b21715"/>
    </style:style>
    <style:style style:name="P54" style:family="paragraph" style:parent-style-name="Standard">
      <style:paragraph-properties fo:text-align="justify" style:justify-single-word="false"/>
      <style:text-properties fo:language="de" fo:country="DE" officeooo:rsid="00c77368" officeooo:paragraph-rsid="00c77368"/>
    </style:style>
    <style:style style:name="P55" style:family="paragraph" style:parent-style-name="Standard">
      <style:paragraph-properties fo:text-align="justify" style:justify-single-word="false"/>
      <style:text-properties fo:language="de" fo:country="DE" officeooo:rsid="002beb13" officeooo:paragraph-rsid="00a8abcb"/>
    </style:style>
    <style:style style:name="P56" style:family="paragraph" style:parent-style-name="Standard">
      <style:paragraph-properties fo:text-align="justify" style:justify-single-word="false"/>
      <style:text-properties fo:language="de" fo:country="DE" officeooo:rsid="00b414dd" officeooo:paragraph-rsid="00b414dd"/>
    </style:style>
    <style:style style:name="P57" style:family="paragraph" style:parent-style-name="Standard">
      <style:paragraph-properties fo:text-align="justify" style:justify-single-word="false"/>
      <style:text-properties fo:language="de" fo:country="DE" officeooo:rsid="00bef340" officeooo:paragraph-rsid="00bef340"/>
    </style:style>
    <style:style style:name="P58" style:family="paragraph" style:parent-style-name="Standard">
      <style:paragraph-properties fo:text-align="justify" style:justify-single-word="false"/>
      <style:text-properties fo:language="de" fo:country="DE" officeooo:rsid="00c24681" officeooo:paragraph-rsid="00c24681"/>
    </style:style>
    <style:style style:name="P59" style:family="paragraph" style:parent-style-name="Standard">
      <style:paragraph-properties fo:text-align="justify" style:justify-single-word="false"/>
      <style:text-properties fo:language="de" fo:country="DE" officeooo:rsid="00cd2c05" officeooo:paragraph-rsid="00cedb64"/>
    </style:style>
    <style:style style:name="P60" style:family="paragraph" style:parent-style-name="Standard">
      <style:paragraph-properties fo:text-align="justify" style:justify-single-word="false"/>
      <style:text-properties fo:language="de" fo:country="DE" officeooo:rsid="00c6fb8f" officeooo:paragraph-rsid="00c502ea"/>
    </style:style>
    <style:style style:name="P61" style:family="paragraph" style:parent-style-name="Standard">
      <style:paragraph-properties fo:text-align="justify" style:justify-single-word="false"/>
      <style:text-properties fo:language="de" fo:country="DE" officeooo:rsid="00d1e764" officeooo:paragraph-rsid="00d82f37"/>
    </style:style>
    <style:style style:name="P62" style:family="paragraph" style:parent-style-name="Standard">
      <style:paragraph-properties fo:text-align="justify" style:justify-single-word="false"/>
      <style:text-properties fo:language="de" fo:country="DE" officeooo:rsid="00d8c4ca" officeooo:paragraph-rsid="00d8c4ca"/>
    </style:style>
    <style:style style:name="P63" style:family="paragraph" style:parent-style-name="Standard">
      <style:paragraph-properties fo:text-align="justify" style:justify-single-word="false"/>
      <style:text-properties fo:language="de" fo:country="DE" officeooo:rsid="00dad534" officeooo:paragraph-rsid="00dad534"/>
    </style:style>
    <style:style style:name="P64" style:family="paragraph" style:parent-style-name="Standard">
      <style:paragraph-properties fo:text-align="justify" style:justify-single-word="false"/>
      <style:text-properties fo:language="de" fo:country="DE" officeooo:rsid="00ecf56f" officeooo:paragraph-rsid="00ecf56f"/>
    </style:style>
    <style:style style:name="P65" style:family="paragraph" style:parent-style-name="Standard">
      <style:paragraph-properties fo:text-align="justify" style:justify-single-word="false"/>
      <style:text-properties fo:language="de" fo:country="DE" officeooo:rsid="00f29c48" officeooo:paragraph-rsid="00f3c8b5"/>
    </style:style>
    <style:style style:name="P66" style:family="paragraph" style:parent-style-name="Standard">
      <style:paragraph-properties fo:text-align="justify" style:justify-single-word="false"/>
      <style:text-properties fo:language="de" fo:country="DE" officeooo:rsid="00f54c44" officeooo:paragraph-rsid="00f63d5c"/>
    </style:style>
    <style:style style:name="P67" style:family="paragraph" style:parent-style-name="Standard">
      <style:paragraph-properties fo:text-align="justify" style:justify-single-word="false"/>
      <style:text-properties fo:language="de" fo:country="DE" officeooo:rsid="00f8d329" officeooo:paragraph-rsid="00f8d329"/>
    </style:style>
    <style:style style:name="P68" style:family="paragraph" style:parent-style-name="Standard">
      <style:paragraph-properties fo:text-align="justify" style:justify-single-word="false"/>
      <style:text-properties fo:language="de" fo:country="DE" officeooo:rsid="00fdf826" officeooo:paragraph-rsid="00fdf826"/>
    </style:style>
    <style:style style:name="P69" style:family="paragraph" style:parent-style-name="Standard">
      <style:paragraph-properties fo:text-align="justify" style:justify-single-word="false"/>
      <style:text-properties fo:language="de" fo:country="DE" officeooo:rsid="00fe4e28" officeooo:paragraph-rsid="00fe4e28"/>
    </style:style>
    <style:style style:name="P70" style:family="paragraph" style:parent-style-name="Standard">
      <style:paragraph-properties fo:text-align="justify" style:justify-single-word="false"/>
      <style:text-properties fo:language="de" fo:country="DE" officeooo:rsid="00ff824a" officeooo:paragraph-rsid="00ff824a"/>
    </style:style>
    <style:style style:name="P71" style:family="paragraph" style:parent-style-name="Standard">
      <style:paragraph-properties fo:text-align="justify" style:justify-single-word="false"/>
      <style:text-properties fo:language="de" fo:country="DE" officeooo:rsid="00ffa678" officeooo:paragraph-rsid="00ffa678"/>
    </style:style>
    <style:style style:name="P72" style:family="paragraph" style:parent-style-name="Standard">
      <style:paragraph-properties fo:text-align="justify" style:justify-single-word="false"/>
      <style:text-properties fo:language="de" fo:country="DE" officeooo:rsid="01056601" officeooo:paragraph-rsid="01056601"/>
    </style:style>
    <style:style style:name="P73" style:family="paragraph" style:parent-style-name="Standard">
      <style:paragraph-properties fo:text-align="justify" style:justify-single-word="false"/>
      <style:text-properties fo:language="de" fo:country="DE" officeooo:rsid="00cccea4" officeooo:paragraph-rsid="00cccea4"/>
    </style:style>
    <style:style style:name="P74" style:family="paragraph" style:parent-style-name="Standard">
      <style:paragraph-properties fo:text-align="justify" style:justify-single-word="false"/>
      <style:text-properties fo:language="de" fo:country="DE" officeooo:rsid="00f81610" officeooo:paragraph-rsid="00f63d5c"/>
    </style:style>
    <style:style style:name="P75" style:family="paragraph" style:parent-style-name="Standard">
      <style:paragraph-properties fo:text-align="justify" style:justify-single-word="false"/>
      <style:text-properties fo:language="de" fo:country="DE" officeooo:rsid="00f3c8b5" officeooo:paragraph-rsid="00f3c8b5"/>
    </style:style>
    <style:style style:name="P76" style:family="paragraph" style:parent-style-name="Standard">
      <style:paragraph-properties fo:text-align="justify" style:justify-single-word="false"/>
      <style:text-properties fo:language="de" fo:country="DE" officeooo:rsid="00fb824e" officeooo:paragraph-rsid="00fb824e"/>
    </style:style>
    <style:style style:name="P77" style:family="paragraph" style:parent-style-name="Standard">
      <style:paragraph-properties fo:text-align="justify" style:justify-single-word="false"/>
      <style:text-properties fo:language="de" fo:country="DE" officeooo:rsid="010dbb38" officeooo:paragraph-rsid="010dbb38"/>
    </style:style>
    <style:style style:name="P78" style:family="paragraph" style:parent-style-name="Standard">
      <style:paragraph-properties fo:text-align="justify" style:justify-single-word="false"/>
      <style:text-properties fo:language="de" fo:country="DE" officeooo:rsid="010faf8e" officeooo:paragraph-rsid="010faf8e"/>
    </style:style>
    <style:style style:name="P79" style:family="paragraph" style:parent-style-name="Standard">
      <style:paragraph-properties fo:text-align="justify" style:justify-single-word="false"/>
      <style:text-properties fo:language="de" fo:country="DE" officeooo:rsid="0110a2bf" officeooo:paragraph-rsid="0110a2bf"/>
    </style:style>
    <style:style style:name="P80" style:family="paragraph" style:parent-style-name="Standard">
      <style:paragraph-properties fo:text-align="justify" style:justify-single-word="false"/>
      <style:text-properties fo:language="de" fo:country="DE" officeooo:rsid="0110e797" officeooo:paragraph-rsid="0110e797"/>
    </style:style>
    <style:style style:name="P81" style:family="paragraph" style:parent-style-name="Standard">
      <style:paragraph-properties fo:text-align="justify" style:justify-single-word="false"/>
      <style:text-properties fo:language="de" fo:country="DE" officeooo:rsid="0111b69a" officeooo:paragraph-rsid="0111b69a"/>
    </style:style>
    <style:style style:name="P82" style:family="paragraph" style:parent-style-name="Standard">
      <style:paragraph-properties fo:text-align="justify" style:justify-single-word="false"/>
      <style:text-properties fo:language="de" fo:country="DE" officeooo:rsid="011436dd" officeooo:paragraph-rsid="011436dd"/>
    </style:style>
    <style:style style:name="P83" style:family="paragraph" style:parent-style-name="Standard">
      <style:paragraph-properties fo:text-align="justify" style:justify-single-word="false"/>
      <style:text-properties fo:language="de" fo:country="DE" officeooo:rsid="00307983" officeooo:paragraph-rsid="0114f90f"/>
    </style:style>
    <style:style style:name="P84" style:family="paragraph" style:parent-style-name="Standard">
      <style:paragraph-properties fo:text-align="justify" style:justify-single-word="false"/>
      <style:text-properties fo:language="de" fo:country="DE" officeooo:rsid="0115e653" officeooo:paragraph-rsid="0115e653"/>
    </style:style>
    <style:style style:name="P85" style:family="paragraph" style:parent-style-name="Standard">
      <style:paragraph-properties fo:text-align="justify" style:justify-single-word="false"/>
      <style:text-properties fo:language="de" fo:country="DE" officeooo:rsid="011cfb2d" officeooo:paragraph-rsid="011cfb2d"/>
    </style:style>
    <style:style style:name="P86" style:family="paragraph" style:parent-style-name="Standard">
      <style:paragraph-properties fo:text-align="justify" style:justify-single-word="false"/>
      <style:text-properties fo:language="de" fo:country="DE" officeooo:rsid="0117bdf9" officeooo:paragraph-rsid="0117bdf9"/>
    </style:style>
    <style:style style:name="P87" style:family="paragraph" style:parent-style-name="Standard">
      <style:paragraph-properties fo:text-align="justify" style:justify-single-word="false"/>
      <style:text-properties fo:language="de" fo:country="DE" officeooo:rsid="01192e90" officeooo:paragraph-rsid="0117bdf9"/>
    </style:style>
    <style:style style:name="P88" style:family="paragraph" style:parent-style-name="Standard">
      <style:paragraph-properties fo:text-align="justify" style:justify-single-word="false"/>
      <style:text-properties fo:language="de" fo:country="DE" officeooo:rsid="011e642c" officeooo:paragraph-rsid="011ed0ca"/>
    </style:style>
    <style:style style:name="P89" style:family="paragraph" style:parent-style-name="Standard">
      <style:paragraph-properties fo:text-align="justify" style:justify-single-word="false"/>
      <style:text-properties officeooo:paragraph-rsid="00420196"/>
    </style:style>
    <style:style style:name="P90" style:family="paragraph" style:parent-style-name="Standard">
      <style:paragraph-properties fo:text-align="justify" style:justify-single-word="false"/>
      <style:text-properties officeooo:paragraph-rsid="00486d4b"/>
    </style:style>
    <style:style style:name="P91" style:family="paragraph" style:parent-style-name="Standard">
      <style:paragraph-properties fo:text-align="justify" style:justify-single-word="false"/>
      <style:text-properties officeooo:paragraph-rsid="006e802c"/>
    </style:style>
    <style:style style:name="P92" style:family="paragraph" style:parent-style-name="Standard">
      <style:paragraph-properties fo:text-align="justify" style:justify-single-word="false"/>
      <style:text-properties officeooo:paragraph-rsid="00775784"/>
    </style:style>
    <style:style style:name="P93" style:family="paragraph" style:parent-style-name="Standard">
      <style:paragraph-properties fo:text-align="justify" style:justify-single-word="false"/>
      <style:text-properties officeooo:paragraph-rsid="00a9aad8"/>
    </style:style>
    <style:style style:name="P94" style:family="paragraph" style:parent-style-name="Standard">
      <style:paragraph-properties fo:text-align="justify" style:justify-single-word="false"/>
      <style:text-properties officeooo:paragraph-rsid="00b21715"/>
    </style:style>
    <style:style style:name="P95" style:family="paragraph" style:parent-style-name="Standard">
      <style:paragraph-properties fo:text-align="justify" style:justify-single-word="false"/>
      <style:text-properties officeooo:paragraph-rsid="00bef340"/>
    </style:style>
    <style:style style:name="P96" style:family="paragraph" style:parent-style-name="Standard">
      <style:paragraph-properties fo:text-align="justify" style:justify-single-word="false"/>
      <style:text-properties officeooo:paragraph-rsid="00c24681"/>
    </style:style>
    <style:style style:name="P97" style:family="paragraph" style:parent-style-name="Standard">
      <style:paragraph-properties fo:text-align="justify" style:justify-single-word="false"/>
      <style:text-properties officeooo:paragraph-rsid="00cccea4"/>
    </style:style>
    <style:style style:name="P98" style:family="paragraph" style:parent-style-name="Standard">
      <style:paragraph-properties fo:text-align="justify" style:justify-single-word="false"/>
      <style:text-properties officeooo:paragraph-rsid="00fccec4"/>
    </style:style>
    <style:style style:name="P99" style:family="paragraph" style:parent-style-name="Standard">
      <style:paragraph-properties fo:text-align="justify" style:justify-single-word="false"/>
      <style:text-properties officeooo:paragraph-rsid="00fdf826"/>
    </style:style>
    <style:style style:name="P100" style:family="paragraph" style:parent-style-name="Standard">
      <style:paragraph-properties fo:text-align="justify" style:justify-single-word="false"/>
      <style:text-properties officeooo:paragraph-rsid="01016ba3"/>
    </style:style>
    <style:style style:name="P101" style:family="paragraph" style:parent-style-name="Standard">
      <style:paragraph-properties fo:text-align="justify" style:justify-single-word="false"/>
      <style:text-properties officeooo:paragraph-rsid="0117bdf9"/>
    </style:style>
    <style:style style:name="P102" style:family="paragraph" style:parent-style-name="Standard">
      <style:paragraph-properties fo:text-align="justify" style:justify-single-word="false"/>
      <style:text-properties officeooo:paragraph-rsid="011ed0ca"/>
    </style:style>
    <style:style style:name="P103" style:family="paragraph" style:parent-style-name="Standard">
      <style:paragraph-properties fo:text-align="justify" style:justify-single-word="false"/>
      <style:text-properties officeooo:paragraph-rsid="01252228"/>
    </style:style>
    <style:style style:name="P104" style:family="paragraph" style:parent-style-name="Standard">
      <style:paragraph-properties fo:text-align="justify" style:justify-single-word="false"/>
      <style:text-properties officeooo:rsid="0047c7f3" officeooo:paragraph-rsid="0047c7f3"/>
    </style:style>
    <style:style style:name="P105" style:family="paragraph" style:parent-style-name="Standard">
      <style:paragraph-properties fo:text-align="justify" style:justify-single-word="false"/>
      <style:text-properties officeooo:rsid="0052ded6" officeooo:paragraph-rsid="00594354"/>
    </style:style>
    <style:style style:name="P106" style:family="paragraph" style:parent-style-name="Standard">
      <style:paragraph-properties fo:text-align="justify" style:justify-single-word="false"/>
      <style:text-properties officeooo:rsid="0052ded6" officeooo:paragraph-rsid="0062cf23"/>
    </style:style>
    <style:style style:name="P107" style:family="paragraph" style:parent-style-name="Standard">
      <style:paragraph-properties fo:text-align="justify" style:justify-single-word="false"/>
      <style:text-properties officeooo:rsid="0060f1f3" officeooo:paragraph-rsid="0060f1f3"/>
    </style:style>
    <style:style style:name="P108" style:family="paragraph" style:parent-style-name="Standard">
      <style:paragraph-properties fo:text-align="justify" style:justify-single-word="false"/>
      <style:text-properties officeooo:rsid="0060f1f3" officeooo:paragraph-rsid="006ac07a"/>
    </style:style>
    <style:style style:name="P109" style:family="paragraph" style:parent-style-name="Standard">
      <style:text-properties officeooo:rsid="003a20fd" officeooo:paragraph-rsid="006ac07a"/>
    </style:style>
    <style:style style:name="P110" style:family="paragraph" style:parent-style-name="Standard">
      <style:text-properties officeooo:rsid="00267f25" officeooo:paragraph-rsid="00267f25"/>
    </style:style>
    <style:style style:name="P111" style:family="paragraph" style:parent-style-name="Standard">
      <style:paragraph-properties fo:text-align="justify" style:justify-single-word="false"/>
      <style:text-properties officeooo:rsid="00660da4" officeooo:paragraph-rsid="00660da4"/>
    </style:style>
    <style:style style:name="P112" style:family="paragraph" style:parent-style-name="Standard">
      <style:text-properties officeooo:paragraph-rsid="0069b53d"/>
    </style:style>
    <style:style style:name="P113" style:family="paragraph" style:parent-style-name="Standard">
      <style:text-properties officeooo:rsid="006ac07a" officeooo:paragraph-rsid="006ac07a"/>
    </style:style>
    <style:style style:name="P114" style:family="paragraph" style:parent-style-name="Standard">
      <style:text-properties officeooo:rsid="006ac07a" officeooo:paragraph-rsid="00e88a94"/>
    </style:style>
    <style:style style:name="P115" style:family="paragraph" style:parent-style-name="Standard">
      <style:text-properties officeooo:rsid="006ac07a" officeooo:paragraph-rsid="00eb4f55"/>
    </style:style>
    <style:style style:name="P116" style:family="paragraph" style:parent-style-name="Standard">
      <style:paragraph-properties fo:text-align="justify" style:justify-single-word="false"/>
      <style:text-properties officeooo:rsid="0028ef76" officeooo:paragraph-rsid="006b695d"/>
    </style:style>
    <style:style style:name="P117" style:family="paragraph" style:parent-style-name="Standard">
      <style:paragraph-properties fo:text-align="justify" style:justify-single-word="false"/>
      <style:text-properties officeooo:rsid="00720b6f" officeooo:paragraph-rsid="00720b6f"/>
    </style:style>
    <style:style style:name="P118" style:family="paragraph" style:parent-style-name="Standard">
      <style:paragraph-properties fo:text-align="justify" style:justify-single-word="false"/>
      <style:text-properties officeooo:rsid="0074f729" officeooo:paragraph-rsid="00750c5b"/>
    </style:style>
    <style:style style:name="P119" style:family="paragraph" style:parent-style-name="Standard">
      <style:paragraph-properties fo:text-align="justify" style:justify-single-word="false"/>
      <style:text-properties officeooo:rsid="00782c2b" officeooo:paragraph-rsid="00782c2b"/>
    </style:style>
    <style:style style:name="P120" style:family="paragraph" style:parent-style-name="Standard">
      <style:paragraph-properties fo:text-align="justify" style:justify-single-word="false"/>
      <style:text-properties officeooo:rsid="007ca04f" officeooo:paragraph-rsid="007ca04f"/>
    </style:style>
    <style:style style:name="P121" style:family="paragraph" style:parent-style-name="Standard">
      <style:paragraph-properties fo:text-align="justify" style:justify-single-word="false"/>
      <style:text-properties officeooo:rsid="007ce1b2" officeooo:paragraph-rsid="007ce1b2"/>
    </style:style>
    <style:style style:name="P122" style:family="paragraph" style:parent-style-name="Standard">
      <style:paragraph-properties fo:text-align="justify" style:justify-single-word="false"/>
      <style:text-properties officeooo:rsid="008000b3" officeooo:paragraph-rsid="00811a16"/>
    </style:style>
    <style:style style:name="P123" style:family="paragraph" style:parent-style-name="Standard">
      <style:text-properties officeooo:rsid="0069b53d" officeooo:paragraph-rsid="0069b53d"/>
    </style:style>
    <style:style style:name="P124" style:family="paragraph" style:parent-style-name="Standard">
      <style:paragraph-properties fo:text-align="justify" style:justify-single-word="false"/>
      <style:text-properties officeooo:rsid="00a71c96" officeooo:paragraph-rsid="00a71c96"/>
    </style:style>
    <style:style style:name="P125" style:family="paragraph" style:parent-style-name="Standard">
      <style:paragraph-properties fo:text-align="justify" style:justify-single-word="false"/>
      <style:text-properties officeooo:rsid="00a8abcb" officeooo:paragraph-rsid="00a8abcb"/>
    </style:style>
    <style:style style:name="P126" style:family="paragraph" style:parent-style-name="Standard">
      <style:paragraph-properties fo:text-align="justify" style:justify-single-word="false"/>
      <style:text-properties officeooo:rsid="00b414dd" officeooo:paragraph-rsid="00b414dd"/>
    </style:style>
    <style:style style:name="P127" style:family="paragraph" style:parent-style-name="Standard">
      <style:paragraph-properties fo:text-align="justify" style:justify-single-word="false"/>
      <style:text-properties officeooo:rsid="00c24681" officeooo:paragraph-rsid="00c502ea"/>
    </style:style>
    <style:style style:name="P128" style:family="paragraph" style:parent-style-name="Standard">
      <style:paragraph-properties fo:text-align="justify" style:justify-single-word="false"/>
      <style:text-properties officeooo:rsid="00eb4f55" officeooo:paragraph-rsid="00eb4f55"/>
    </style:style>
    <style:style style:name="P129" style:family="paragraph" style:parent-style-name="Standard">
      <style:text-properties officeooo:rsid="00eb4f55" officeooo:paragraph-rsid="00eb4f55"/>
    </style:style>
    <style:style style:name="P130" style:family="paragraph" style:parent-style-name="Standard">
      <style:text-properties officeooo:rsid="00eb4f55" officeooo:paragraph-rsid="00eb571e"/>
    </style:style>
    <style:style style:name="P131" style:family="paragraph" style:parent-style-name="Standard">
      <style:text-properties officeooo:paragraph-rsid="00eb4f55"/>
    </style:style>
    <style:style style:name="P132" style:family="paragraph" style:parent-style-name="Standard">
      <style:text-properties officeooo:rsid="00eb571e" officeooo:paragraph-rsid="00eb571e" style:font-name-asian="sans-serif" style:font-size-asian="10.5pt"/>
    </style:style>
    <style:style style:name="P133" style:family="paragraph" style:parent-style-name="Standard">
      <style:text-properties officeooo:rsid="00eb4f55" officeooo:paragraph-rsid="00eb571e" style:font-name-asian="sans-serif" style:font-size-asian="10.5pt"/>
    </style:style>
    <style:style style:name="P134" style:family="paragraph" style:parent-style-name="Standard">
      <style:paragraph-properties fo:text-align="justify" style:justify-single-word="false"/>
      <style:text-properties officeooo:rsid="00fb824e" officeooo:paragraph-rsid="00fb824e"/>
    </style:style>
    <style:style style:name="P135" style:family="paragraph" style:parent-style-name="Standard">
      <style:paragraph-properties fo:text-align="justify" style:justify-single-word="false"/>
      <style:text-properties officeooo:rsid="00fccec4" officeooo:paragraph-rsid="00fccec4"/>
    </style:style>
    <style:style style:name="P136" style:family="paragraph" style:parent-style-name="Standard">
      <style:paragraph-properties fo:text-align="justify" style:justify-single-word="false"/>
      <style:text-properties officeooo:rsid="00fdf826" officeooo:paragraph-rsid="00fdf826"/>
    </style:style>
    <style:style style:name="P137" style:family="paragraph" style:parent-style-name="Standard">
      <style:paragraph-properties fo:text-align="justify" style:justify-single-word="false"/>
      <style:text-properties officeooo:rsid="00fa483d" officeooo:paragraph-rsid="01016ba3"/>
    </style:style>
    <style:style style:name="P138" style:family="paragraph" style:parent-style-name="Standard">
      <style:paragraph-properties fo:text-align="justify" style:justify-single-word="false"/>
      <style:text-properties officeooo:rsid="01016ba3" officeooo:paragraph-rsid="01016ba3"/>
    </style:style>
    <style:style style:name="P139" style:family="paragraph" style:parent-style-name="Standard">
      <style:paragraph-properties fo:text-align="justify" style:justify-single-word="false"/>
      <style:text-properties officeooo:rsid="01196958" officeooo:paragraph-rsid="01196958"/>
    </style:style>
    <style:style style:name="P140" style:family="paragraph" style:parent-style-name="Standard">
      <style:paragraph-properties fo:text-align="justify" style:justify-single-word="false"/>
      <style:text-properties officeooo:rsid="011b493d" officeooo:paragraph-rsid="011b493d"/>
    </style:style>
    <style:style style:name="P141" style:family="paragraph" style:parent-style-name="Standard">
      <style:paragraph-properties fo:text-align="justify" style:justify-single-word="false"/>
      <style:text-properties officeooo:rsid="01206eda" officeooo:paragraph-rsid="01206eda"/>
    </style:style>
    <style:style style:name="P142" style:family="paragraph" style:parent-style-name="Standard">
      <style:paragraph-properties fo:text-align="justify" style:justify-single-word="false"/>
      <style:text-properties officeooo:rsid="0125e0ee" officeooo:paragraph-rsid="0125e0ee"/>
    </style:style>
    <style:style style:name="P143" style:family="paragraph" style:parent-style-name="Standard">
      <style:paragraph-properties fo:text-align="justify" style:justify-single-word="false"/>
      <style:text-properties officeooo:rsid="011cfb2d" officeooo:paragraph-rsid="011cfb2d"/>
    </style:style>
    <style:style style:name="P144" style:family="paragraph" style:parent-style-name="Text_20_body">
      <style:text-properties officeooo:rsid="006b695d" officeooo:paragraph-rsid="006b695d"/>
    </style:style>
    <style:style style:name="P145" style:family="paragraph" style:parent-style-name="Text_20_body">
      <style:paragraph-properties fo:text-align="justify" style:justify-single-word="false"/>
      <style:text-properties officeooo:rsid="00e6c67a" officeooo:paragraph-rsid="00e6c67a"/>
    </style:style>
    <style:style style:name="P146" style:family="paragraph" style:parent-style-name="Text_20_body">
      <style:paragraph-properties fo:text-align="justify" style:justify-single-word="false"/>
      <style:text-properties officeooo:rsid="00e6c67a" officeooo:paragraph-rsid="00ea4dfe"/>
    </style:style>
    <style:style style:name="P147" style:family="paragraph" style:parent-style-name="Text_20_body">
      <style:paragraph-properties fo:text-align="justify" style:justify-single-word="false"/>
      <style:text-properties officeooo:rsid="00e72cdb" officeooo:paragraph-rsid="00ea4dfe"/>
    </style:style>
    <style:style style:name="P148" style:family="paragraph" style:parent-style-name="Text_20_body">
      <style:text-properties officeooo:rsid="006e3742" officeooo:paragraph-rsid="00eb3415"/>
    </style:style>
    <style:style style:name="P149" style:family="paragraph" style:parent-style-name="Text_20_body">
      <style:paragraph-properties fo:text-align="justify" style:justify-single-word="false"/>
      <style:text-properties officeooo:paragraph-rsid="00e6c67a"/>
    </style:style>
    <style:style style:name="P150" style:family="paragraph" style:parent-style-name="Text_20_body">
      <style:paragraph-properties fo:text-align="justify" style:justify-single-word="false"/>
      <style:text-properties officeooo:paragraph-rsid="00eb4f55"/>
    </style:style>
    <style:style style:name="P151" style:family="paragraph" style:parent-style-name="Text_20_body">
      <style:paragraph-properties fo:text-align="justify" style:justify-single-word="false"/>
      <style:text-properties officeooo:rsid="00eb3415" officeooo:paragraph-rsid="00eb4f55" style:font-name-asian="sans-serif" style:font-size-asian="10.5pt"/>
    </style:style>
    <style:style style:name="P152" style:family="paragraph" style:parent-style-name="Standard">
      <style:paragraph-properties fo:text-align="justify" style:justify-single-word="false"/>
      <style:text-properties fo:language="de" fo:country="DE" officeooo:rsid="0125e0ee" officeooo:paragraph-rsid="0125e0ee"/>
    </style:style>
    <style:style style:name="P153" style:family="paragraph" style:parent-style-name="Standard">
      <style:paragraph-properties fo:text-align="justify" style:justify-single-word="false"/>
      <style:text-properties fo:language="de" fo:country="DE" officeooo:rsid="0127b65b" officeooo:paragraph-rsid="0127b65b"/>
    </style:style>
    <style:style style:name="P154" style:family="paragraph" style:parent-style-name="Standard">
      <style:paragraph-properties fo:text-align="justify" style:justify-single-word="false"/>
      <style:text-properties fo:language="de" fo:country="DE" officeooo:rsid="0127b65b" officeooo:paragraph-rsid="0127cbb1"/>
    </style:style>
    <style:style style:name="P155" style:family="paragraph" style:parent-style-name="Standard">
      <style:paragraph-properties fo:text-align="justify" style:justify-single-word="false"/>
      <style:text-properties fo:language="de" fo:country="DE" officeooo:rsid="0127cbb1" officeooo:paragraph-rsid="0127cbb1"/>
    </style:style>
    <style:style style:name="P156" style:family="paragraph" style:parent-style-name="Standard">
      <style:paragraph-properties fo:text-align="justify" style:justify-single-word="false"/>
      <style:text-properties fo:language="de" fo:country="DE" officeooo:rsid="01257b7c" officeooo:paragraph-rsid="01252228"/>
    </style:style>
    <style:style style:name="P157" style:family="paragraph" style:parent-style-name="Standard">
      <style:paragraph-properties fo:text-align="justify" style:justify-single-word="false"/>
      <style:text-properties fo:language="de" fo:country="DE" officeooo:rsid="01295d38" officeooo:paragraph-rsid="01295d38"/>
    </style:style>
    <style:style style:name="P158" style:family="paragraph" style:parent-style-name="Standard">
      <style:paragraph-properties fo:text-align="justify" style:justify-single-word="false"/>
      <style:text-properties fo:language="de" fo:country="DE" officeooo:rsid="01295d38" officeooo:paragraph-rsid="012d8193"/>
    </style:style>
    <style:style style:name="P159" style:family="paragraph" style:parent-style-name="Standard">
      <style:paragraph-properties fo:text-align="justify" style:justify-single-word="false"/>
      <style:text-properties fo:language="de" fo:country="DE" officeooo:rsid="012e7e30" officeooo:paragraph-rsid="012e7e30"/>
    </style:style>
    <style:style style:name="P160" style:family="paragraph" style:parent-style-name="Standard">
      <style:text-properties officeooo:paragraph-rsid="006ac07a"/>
    </style:style>
    <style:style style:name="P161" style:family="paragraph" style:parent-style-name="Standard">
      <style:paragraph-properties fo:text-align="justify" style:justify-single-word="false"/>
      <style:text-properties officeooo:paragraph-rsid="0134bfd8"/>
    </style:style>
    <style:style style:name="P162" style:family="paragraph" style:parent-style-name="Standard">
      <style:text-properties officeooo:rsid="002cac8b" officeooo:paragraph-rsid="00307983"/>
    </style:style>
    <style:style style:name="P163" style:family="paragraph" style:parent-style-name="Standard">
      <style:paragraph-properties fo:text-align="justify" style:justify-single-word="false"/>
      <style:text-properties officeooo:rsid="00eb4f55" officeooo:paragraph-rsid="00eb4f55"/>
    </style:style>
    <style:style style:name="P164" style:family="paragraph" style:parent-style-name="Standard">
      <style:text-properties officeooo:rsid="00307983" officeooo:paragraph-rsid="00307983"/>
    </style:style>
    <style:style style:name="P165" style:family="paragraph" style:parent-style-name="Standard">
      <style:text-properties officeooo:rsid="002beb13" officeooo:paragraph-rsid="013d2e86"/>
    </style:style>
    <style:style style:name="P166" style:family="paragraph" style:parent-style-name="Standard">
      <style:text-properties officeooo:rsid="002beb13" officeooo:paragraph-rsid="002beb13"/>
    </style:style>
    <style:style style:name="P167" style:family="paragraph" style:parent-style-name="Standard">
      <style:text-properties officeooo:rsid="013d2e86" officeooo:paragraph-rsid="013d2e86"/>
    </style:style>
    <style:style style:name="P168" style:family="paragraph" style:parent-style-name="Standard">
      <style:text-properties officeooo:rsid="006ee825" officeooo:paragraph-rsid="013d2e86"/>
    </style:style>
    <style:style style:name="P169" style:family="paragraph" style:parent-style-name="Text_20_body">
      <style:paragraph-properties fo:text-align="justify" style:justify-single-word="false"/>
      <style:text-properties officeooo:rsid="00e72cdb" officeooo:paragraph-rsid="0133161d"/>
    </style:style>
    <style:style style:name="P170" style:family="paragraph" style:parent-style-name="Text_20_body">
      <style:text-properties officeooo:rsid="013d2e86" officeooo:paragraph-rsid="013d2e86"/>
    </style:style>
    <style:style style:name="T1" style:family="text">
      <style:text-properties officeooo:rsid="00267f25"/>
    </style:style>
    <style:style style:name="T2" style:family="text">
      <style:text-properties officeooo:rsid="002cac8b"/>
    </style:style>
    <style:style style:name="T3" style:family="text">
      <style:text-properties officeooo:rsid="0030e2f6"/>
    </style:style>
    <style:style style:name="T4" style:family="text">
      <style:text-properties officeooo:rsid="003168a9"/>
    </style:style>
    <style:style style:name="T5" style:family="text">
      <style:text-properties officeooo:rsid="0033df0b"/>
    </style:style>
    <style:style style:name="T6" style:family="text">
      <style:text-properties officeooo:rsid="00350858"/>
    </style:style>
    <style:style style:name="T7" style:family="text">
      <style:text-properties officeooo:rsid="00371bea"/>
    </style:style>
    <style:style style:name="T8" style:family="text">
      <style:text-properties fo:language="de" fo:country="DE"/>
    </style:style>
    <style:style style:name="T9" style:family="text">
      <style:text-properties fo:language="de" fo:country="DE" officeooo:rsid="00371bea"/>
    </style:style>
    <style:style style:name="T10" style:family="text">
      <style:text-properties fo:language="de" fo:country="DE" officeooo:rsid="003d4bcc"/>
    </style:style>
    <style:style style:name="T11" style:family="text">
      <style:text-properties fo:language="de" fo:country="DE" officeooo:rsid="003ee69a"/>
    </style:style>
    <style:style style:name="T12" style:family="text">
      <style:text-properties fo:language="de" fo:country="DE" officeooo:rsid="003fceef"/>
    </style:style>
    <style:style style:name="T13" style:family="text">
      <style:text-properties fo:language="de" fo:country="DE" officeooo:rsid="0041cb6f"/>
    </style:style>
    <style:style style:name="T14" style:family="text">
      <style:text-properties fo:language="de" fo:country="DE" officeooo:rsid="00420196"/>
    </style:style>
    <style:style style:name="T15" style:family="text">
      <style:text-properties fo:language="de" fo:country="DE" officeooo:rsid="00434eeb"/>
    </style:style>
    <style:style style:name="T16" style:family="text">
      <style:text-properties fo:language="de" fo:country="DE" officeooo:rsid="00486d4b"/>
    </style:style>
    <style:style style:name="T17" style:family="text">
      <style:text-properties fo:language="de" fo:country="DE" officeooo:rsid="0047c7f3"/>
    </style:style>
    <style:style style:name="T18" style:family="text">
      <style:text-properties fo:language="de" fo:country="DE" officeooo:rsid="004a3970"/>
    </style:style>
    <style:style style:name="T19" style:family="text">
      <style:text-properties fo:language="de" fo:country="DE" officeooo:rsid="004c2830"/>
    </style:style>
    <style:style style:name="T20" style:family="text">
      <style:text-properties fo:language="de" fo:country="DE" officeooo:rsid="004c419d"/>
    </style:style>
    <style:style style:name="T21" style:family="text">
      <style:text-properties fo:language="de" fo:country="DE" officeooo:rsid="004da045"/>
    </style:style>
    <style:style style:name="T22" style:family="text">
      <style:text-properties fo:language="de" fo:country="DE" officeooo:rsid="0051694e"/>
    </style:style>
    <style:style style:name="T23" style:family="text">
      <style:text-properties fo:language="de" fo:country="DE" officeooo:rsid="00529ce1"/>
    </style:style>
    <style:style style:name="T24" style:family="text">
      <style:text-properties fo:language="de" fo:country="DE" officeooo:rsid="0052ded6"/>
    </style:style>
    <style:style style:name="T25" style:family="text">
      <style:text-properties fo:language="de" fo:country="DE" officeooo:rsid="00532339"/>
    </style:style>
    <style:style style:name="T26" style:family="text">
      <style:text-properties fo:language="de" fo:country="DE" officeooo:rsid="0054a2e6"/>
    </style:style>
    <style:style style:name="T27" style:family="text">
      <style:text-properties fo:language="de" fo:country="DE" officeooo:rsid="005673d1"/>
    </style:style>
    <style:style style:name="T28" style:family="text">
      <style:text-properties fo:language="de" fo:country="DE" officeooo:rsid="005941b6"/>
    </style:style>
    <style:style style:name="T29" style:family="text">
      <style:text-properties fo:language="de" fo:country="DE" officeooo:rsid="00594354"/>
    </style:style>
    <style:style style:name="T30" style:family="text">
      <style:text-properties fo:language="de" fo:country="DE" officeooo:rsid="005a220d"/>
    </style:style>
    <style:style style:name="T31" style:family="text">
      <style:text-properties fo:language="de" fo:country="DE" officeooo:rsid="005a5958"/>
    </style:style>
    <style:style style:name="T32" style:family="text">
      <style:text-properties fo:language="de" fo:country="DE" officeooo:rsid="005a9ced"/>
    </style:style>
    <style:style style:name="T33" style:family="text">
      <style:text-properties fo:language="de" fo:country="DE" officeooo:rsid="005c381e"/>
    </style:style>
    <style:style style:name="T34" style:family="text">
      <style:text-properties fo:language="de" fo:country="DE" officeooo:rsid="005d7ba5"/>
    </style:style>
    <style:style style:name="T35" style:family="text">
      <style:text-properties fo:language="de" fo:country="DE" officeooo:rsid="005eb06b"/>
    </style:style>
    <style:style style:name="T36" style:family="text">
      <style:text-properties fo:language="de" fo:country="DE" officeooo:rsid="005fc804"/>
    </style:style>
    <style:style style:name="T37" style:family="text">
      <style:text-properties fo:language="de" fo:country="DE" officeooo:rsid="0060f1f3"/>
    </style:style>
    <style:style style:name="T38" style:family="text">
      <style:text-properties fo:language="de" fo:country="DE" officeooo:rsid="0062cf23"/>
    </style:style>
    <style:style style:name="T39" style:family="text">
      <style:text-properties fo:language="de" fo:country="DE" officeooo:rsid="00640d1d"/>
    </style:style>
    <style:style style:name="T40" style:family="text">
      <style:text-properties fo:language="de" fo:country="DE" officeooo:rsid="0064f55a"/>
    </style:style>
    <style:style style:name="T41" style:family="text">
      <style:text-properties fo:language="de" fo:country="DE" officeooo:rsid="00669c53"/>
    </style:style>
    <style:style style:name="T42" style:family="text">
      <style:text-properties fo:language="de" fo:country="DE" officeooo:rsid="00681a94"/>
    </style:style>
    <style:style style:name="T43" style:family="text">
      <style:text-properties fo:language="de" fo:country="DE" officeooo:rsid="00693014"/>
    </style:style>
    <style:style style:name="T44" style:family="text">
      <style:text-properties fo:language="de" fo:country="DE" officeooo:rsid="00660da4"/>
    </style:style>
    <style:style style:name="T45" style:family="text">
      <style:text-properties fo:language="de" fo:country="DE" officeooo:rsid="0069b53d"/>
    </style:style>
    <style:style style:name="T46" style:family="text">
      <style:text-properties fo:language="de" fo:country="DE" officeooo:rsid="006ac07a"/>
    </style:style>
    <style:style style:name="T47" style:family="text">
      <style:text-properties fo:language="de" fo:country="DE" officeooo:rsid="0029a838"/>
    </style:style>
    <style:style style:name="T48" style:family="text">
      <style:text-properties fo:language="de" fo:country="DE" officeooo:rsid="006b695d"/>
    </style:style>
    <style:style style:name="T49" style:family="text">
      <style:text-properties fo:language="de" fo:country="DE" officeooo:rsid="006d0ef5"/>
    </style:style>
    <style:style style:name="T50" style:family="text">
      <style:text-properties fo:language="de" fo:country="DE" officeooo:rsid="006e3742"/>
    </style:style>
    <style:style style:name="T51" style:family="text">
      <style:text-properties fo:language="de" fo:country="DE" officeooo:rsid="006e802c"/>
    </style:style>
    <style:style style:name="T52" style:family="text">
      <style:text-properties fo:language="de" fo:country="DE" officeooo:rsid="006ee825"/>
    </style:style>
    <style:style style:name="T53" style:family="text">
      <style:text-properties fo:language="de" fo:country="DE" officeooo:rsid="0074f729"/>
    </style:style>
    <style:style style:name="T54" style:family="text">
      <style:text-properties fo:language="de" fo:country="DE" officeooo:rsid="00750c5b"/>
    </style:style>
    <style:style style:name="T55" style:family="text">
      <style:text-properties fo:language="de" fo:country="DE" officeooo:rsid="007550b0"/>
    </style:style>
    <style:style style:name="T56" style:family="text">
      <style:text-properties fo:language="de" fo:country="DE" style:language-asian="zh" style:country-asian="CN"/>
    </style:style>
    <style:style style:name="T57" style:family="text">
      <style:text-properties fo:language="de" fo:country="DE" officeooo:rsid="007550b0" style:language-asian="zh" style:country-asian="CN"/>
    </style:style>
    <style:style style:name="T58" style:family="text">
      <style:text-properties fo:language="de" fo:country="DE" officeooo:rsid="00760e8f" style:language-asian="zh" style:country-asian="CN"/>
    </style:style>
    <style:style style:name="T59" style:family="text">
      <style:text-properties fo:language="de" fo:country="DE" officeooo:rsid="00775784" style:language-asian="zh" style:country-asian="CN"/>
    </style:style>
    <style:style style:name="T60" style:family="text">
      <style:text-properties fo:language="de" fo:country="DE" officeooo:rsid="00791f0e" style:language-asian="zh" style:country-asian="CN"/>
    </style:style>
    <style:style style:name="T61" style:family="text">
      <style:text-properties fo:language="de" fo:country="DE" officeooo:rsid="007a7135" style:language-asian="zh" style:country-asian="CN"/>
    </style:style>
    <style:style style:name="T62" style:family="text">
      <style:text-properties fo:language="de" fo:country="DE" officeooo:rsid="007b819a" style:language-asian="zh" style:country-asian="CN"/>
    </style:style>
    <style:style style:name="T63" style:family="text">
      <style:text-properties fo:language="de" fo:country="DE" officeooo:rsid="007ca04f" style:language-asian="zh" style:country-asian="CN"/>
    </style:style>
    <style:style style:name="T64" style:family="text">
      <style:text-properties fo:language="de" fo:country="DE" officeooo:rsid="007ce1b2" style:language-asian="zh" style:country-asian="CN"/>
    </style:style>
    <style:style style:name="T65" style:family="text">
      <style:text-properties fo:language="de" fo:country="DE" officeooo:rsid="007dab8c" style:language-asian="zh" style:country-asian="CN"/>
    </style:style>
    <style:style style:name="T66" style:family="text">
      <style:text-properties fo:language="de" fo:country="DE" officeooo:rsid="007dc507" style:language-asian="zh" style:country-asian="CN"/>
    </style:style>
    <style:style style:name="T67" style:family="text">
      <style:text-properties fo:language="de" fo:country="DE" officeooo:rsid="007e7fd6" style:language-asian="zh" style:country-asian="CN"/>
    </style:style>
    <style:style style:name="T68" style:family="text">
      <style:text-properties fo:language="de" fo:country="DE" officeooo:rsid="00811a16" style:language-asian="zh" style:country-asian="CN"/>
    </style:style>
    <style:style style:name="T69" style:family="text">
      <style:text-properties fo:language="de" fo:country="DE" officeooo:rsid="0084bec5" style:language-asian="zh" style:country-asian="CN"/>
    </style:style>
    <style:style style:name="T70" style:family="text">
      <style:text-properties fo:language="de" fo:country="DE" officeooo:rsid="0134bfd8" style:language-asian="zh" style:country-asian="CN"/>
    </style:style>
    <style:style style:name="T71" style:family="text">
      <style:text-properties fo:language="de" fo:country="DE" officeooo:rsid="01354219" style:language-asian="zh" style:country-asian="CN"/>
    </style:style>
    <style:style style:name="T72" style:family="text">
      <style:text-properties fo:language="de" fo:country="DE" officeooo:rsid="007ca04f"/>
    </style:style>
    <style:style style:name="T73" style:family="text">
      <style:text-properties fo:language="de" fo:country="DE" officeooo:rsid="00a102f2"/>
    </style:style>
    <style:style style:name="T74" style:family="text">
      <style:text-properties fo:language="de" fo:country="DE" officeooo:rsid="00a1a766"/>
    </style:style>
    <style:style style:name="T75" style:family="text">
      <style:text-properties fo:language="de" fo:country="DE" officeooo:rsid="00a3906f"/>
    </style:style>
    <style:style style:name="T76" style:family="text">
      <style:text-properties fo:language="de" fo:country="DE" officeooo:rsid="00a3edcf"/>
    </style:style>
    <style:style style:name="T77" style:family="text">
      <style:text-properties fo:language="de" fo:country="DE" officeooo:rsid="00a69d7b"/>
    </style:style>
    <style:style style:name="T78" style:family="text">
      <style:text-properties fo:language="de" fo:country="DE" officeooo:rsid="002beb13"/>
    </style:style>
    <style:style style:name="T79" style:family="text">
      <style:text-properties fo:language="de" fo:country="DE" officeooo:rsid="00a9aad8"/>
    </style:style>
    <style:style style:name="T80" style:family="text">
      <style:text-properties fo:language="de" fo:country="DE" officeooo:rsid="00ab56be"/>
    </style:style>
    <style:style style:name="T81" style:family="text">
      <style:text-properties fo:language="de" fo:country="DE" officeooo:rsid="00acf8aa"/>
    </style:style>
    <style:style style:name="T82" style:family="text">
      <style:text-properties fo:language="de" fo:country="DE" officeooo:rsid="00ad5e32"/>
    </style:style>
    <style:style style:name="T83" style:family="text">
      <style:text-properties fo:language="de" fo:country="DE" officeooo:rsid="00af4b05"/>
    </style:style>
    <style:style style:name="T84" style:family="text">
      <style:text-properties fo:language="de" fo:country="DE" officeooo:rsid="00b0ef0a"/>
    </style:style>
    <style:style style:name="T85" style:family="text">
      <style:text-properties fo:language="de" fo:country="DE" officeooo:rsid="00b21715"/>
    </style:style>
    <style:style style:name="T86" style:family="text">
      <style:text-properties fo:language="de" fo:country="DE" officeooo:rsid="00b3a736"/>
    </style:style>
    <style:style style:name="T87" style:family="text">
      <style:text-properties fo:language="de" fo:country="DE" officeooo:rsid="00b61eed"/>
    </style:style>
    <style:style style:name="T88" style:family="text">
      <style:text-properties fo:language="de" fo:country="DE" officeooo:rsid="00b6aac1"/>
    </style:style>
    <style:style style:name="T89" style:family="text">
      <style:text-properties fo:language="de" fo:country="DE" officeooo:rsid="00b7be78"/>
    </style:style>
    <style:style style:name="T90" style:family="text">
      <style:text-properties fo:language="de" fo:country="DE" officeooo:rsid="00b8a9af"/>
    </style:style>
    <style:style style:name="T91" style:family="text">
      <style:text-properties fo:language="de" fo:country="DE" officeooo:rsid="00bba2cf"/>
    </style:style>
    <style:style style:name="T92" style:family="text">
      <style:text-properties fo:language="de" fo:country="DE" officeooo:rsid="00bd82fd"/>
    </style:style>
    <style:style style:name="T93" style:family="text">
      <style:text-properties fo:language="de" fo:country="DE" officeooo:rsid="00bd9120"/>
    </style:style>
    <style:style style:name="T94" style:family="text">
      <style:text-properties fo:language="de" fo:country="DE" officeooo:rsid="00bdb91a"/>
    </style:style>
    <style:style style:name="T95" style:family="text">
      <style:text-properties fo:language="de" fo:country="DE" officeooo:rsid="00b4cb3e"/>
    </style:style>
    <style:style style:name="T96" style:family="text">
      <style:text-properties fo:language="de" fo:country="DE" officeooo:rsid="00bef340"/>
    </style:style>
    <style:style style:name="T97" style:family="text">
      <style:text-properties fo:language="de" fo:country="DE" officeooo:rsid="00c09bf0"/>
    </style:style>
    <style:style style:name="T98" style:family="text">
      <style:text-properties fo:language="de" fo:country="DE" officeooo:rsid="00c24681"/>
    </style:style>
    <style:style style:name="T99" style:family="text">
      <style:text-properties fo:language="de" fo:country="DE" officeooo:rsid="00c38970"/>
    </style:style>
    <style:style style:name="T100" style:family="text">
      <style:text-properties fo:language="de" fo:country="DE" officeooo:rsid="00c502ea"/>
    </style:style>
    <style:style style:name="T101" style:family="text">
      <style:text-properties fo:language="de" fo:country="DE" officeooo:rsid="00c6fb8f"/>
    </style:style>
    <style:style style:name="T102" style:family="text">
      <style:text-properties fo:language="de" fo:country="DE" officeooo:rsid="00c77368"/>
    </style:style>
    <style:style style:name="T103" style:family="text">
      <style:text-properties fo:language="de" fo:country="DE" officeooo:rsid="00caba36"/>
    </style:style>
    <style:style style:name="T104" style:family="text">
      <style:text-properties fo:language="de" fo:country="DE" officeooo:rsid="00c9147a"/>
    </style:style>
    <style:style style:name="T105" style:family="text">
      <style:text-properties fo:language="de" fo:country="DE" officeooo:rsid="00ccb3d1"/>
    </style:style>
    <style:style style:name="T106" style:family="text">
      <style:text-properties fo:language="de" fo:country="DE" officeooo:rsid="00cccea4"/>
    </style:style>
    <style:style style:name="T107" style:family="text">
      <style:text-properties fo:language="de" fo:country="DE" officeooo:rsid="00ea4dfe"/>
    </style:style>
    <style:style style:name="T108" style:family="text">
      <style:text-properties fo:language="de" fo:country="DE" officeooo:rsid="00eb079e"/>
    </style:style>
    <style:style style:name="T109" style:family="text">
      <style:text-properties fo:language="de" fo:country="DE" officeooo:rsid="00eb4f55"/>
    </style:style>
    <style:style style:name="T110" style:family="text">
      <style:text-properties fo:language="de" fo:country="DE" officeooo:rsid="00fa483d"/>
    </style:style>
    <style:style style:name="T111" style:family="text">
      <style:text-properties fo:language="de" fo:country="DE" officeooo:rsid="00fb824e"/>
    </style:style>
    <style:style style:name="T112" style:family="text">
      <style:text-properties fo:language="de" fo:country="DE" officeooo:rsid="00fccec4"/>
    </style:style>
    <style:style style:name="T113" style:family="text">
      <style:text-properties fo:language="de" fo:country="DE" officeooo:rsid="00fdf826"/>
    </style:style>
    <style:style style:name="T114" style:family="text">
      <style:text-properties fo:language="de" fo:country="DE" officeooo:rsid="01016ba3"/>
    </style:style>
    <style:style style:name="T115" style:family="text">
      <style:text-properties fo:language="de" fo:country="DE" officeooo:rsid="010c10a5"/>
    </style:style>
    <style:style style:name="T116" style:family="text">
      <style:text-properties fo:language="de" fo:country="DE" officeooo:rsid="0117bdf9"/>
    </style:style>
    <style:style style:name="T117" style:family="text">
      <style:text-properties fo:language="de" fo:country="DE" officeooo:rsid="01192e90"/>
    </style:style>
    <style:style style:name="T118" style:family="text">
      <style:text-properties fo:language="de" fo:country="DE" officeooo:rsid="011b493d"/>
    </style:style>
    <style:style style:name="T119" style:family="text">
      <style:text-properties fo:language="de" fo:country="DE" officeooo:rsid="011c66a7"/>
    </style:style>
    <style:style style:name="T120" style:family="text">
      <style:text-properties fo:language="de" fo:country="DE" officeooo:rsid="011e642c"/>
    </style:style>
    <style:style style:name="T121" style:family="text">
      <style:text-properties fo:language="de" fo:country="DE" officeooo:rsid="01206eda"/>
    </style:style>
    <style:style style:name="T122" style:family="text">
      <style:text-properties fo:language="de" fo:country="DE" officeooo:rsid="0122488e"/>
    </style:style>
    <style:style style:name="T123" style:family="text">
      <style:text-properties fo:language="de" fo:country="DE" officeooo:rsid="01252228"/>
    </style:style>
    <style:style style:name="T124" style:family="text">
      <style:text-properties fo:language="de" fo:country="DE" officeooo:rsid="0123d3f2"/>
    </style:style>
    <style:style style:name="T125" style:family="text">
      <style:text-properties fo:language="de" fo:country="DE" officeooo:rsid="01257b7c"/>
    </style:style>
    <style:style style:name="T126" style:family="text">
      <style:text-properties fo:language="de" fo:country="DE" officeooo:rsid="0127b65b"/>
    </style:style>
    <style:style style:name="T127" style:family="text">
      <style:text-properties fo:language="de" fo:country="DE" officeooo:rsid="012e7e30"/>
    </style:style>
    <style:style style:name="T128" style:family="text">
      <style:text-properties fo:language="de" fo:country="DE" officeooo:rsid="0133161d"/>
    </style:style>
    <style:style style:name="T129" style:family="text">
      <style:text-properties fo:language="de" fo:country="DE" officeooo:rsid="01335477"/>
    </style:style>
    <style:style style:name="T130" style:family="text">
      <style:text-properties fo:language="de" fo:country="DE" officeooo:rsid="0134bfd8"/>
    </style:style>
    <style:style style:name="T131" style:family="text">
      <style:text-properties fo:language="de" fo:country="DE" officeooo:rsid="005b58ca"/>
    </style:style>
    <style:style style:name="T132" style:family="text">
      <style:text-properties fo:language="de" fo:country="DE" officeooo:rsid="01380f26"/>
    </style:style>
    <style:style style:name="T133" style:family="text">
      <style:text-properties fo:language="de" fo:country="DE" officeooo:rsid="0138648f"/>
    </style:style>
    <style:style style:name="T134" style:family="text">
      <style:text-properties fo:language="de" fo:country="DE" officeooo:rsid="01398840"/>
    </style:style>
    <style:style style:name="T135" style:family="text">
      <style:text-properties fo:language="de" fo:country="DE" officeooo:rsid="013a6485"/>
    </style:style>
    <style:style style:name="T136" style:family="text">
      <style:text-properties fo:language="de" fo:country="DE" officeooo:rsid="013b095f"/>
    </style:style>
    <style:style style:name="T137" style:family="text">
      <style:text-properties fo:language="de" fo:country="DE" officeooo:rsid="013bf2fd"/>
    </style:style>
    <style:style style:name="T138" style:family="text">
      <style:text-properties fo:language="de" fo:country="DE" officeooo:rsid="009e8773"/>
    </style:style>
    <style:style style:name="T139" style:family="text">
      <style:text-properties fo:language="de" fo:country="DE" officeooo:rsid="009f937b"/>
    </style:style>
    <style:style style:name="T140" style:family="text">
      <style:text-properties fo:language="de" fo:country="DE" officeooo:rsid="0084bec5"/>
    </style:style>
    <style:style style:name="T141" style:family="text">
      <style:text-properties fo:language="de" fo:country="DE" officeooo:rsid="013d2e86"/>
    </style:style>
    <style:style style:name="T142" style:family="text">
      <style:text-properties fo:language="de" fo:country="DE" officeooo:rsid="00720b6f"/>
    </style:style>
    <style:style style:name="T143" style:family="text">
      <style:text-properties fo:language="de" fo:country="DE" officeooo:rsid="00903c38"/>
    </style:style>
    <style:style style:name="T144" style:family="text">
      <style:text-properties officeooo:rsid="00434eeb"/>
    </style:style>
    <style:style style:name="T145" style:family="text">
      <style:text-properties officeooo:rsid="00454ec9"/>
    </style:style>
    <style:style style:name="T146" style:family="text">
      <style:text-properties officeooo:rsid="006ac07a"/>
    </style:style>
    <style:style style:name="T147" style:family="text">
      <style:text-properties officeooo:rsid="006b695d"/>
    </style:style>
    <style:style style:name="T148" style:family="text">
      <style:text-properties officeooo:rsid="006d0ef5"/>
    </style:style>
    <style:style style:name="T149" style:family="text">
      <style:text-properties officeooo:rsid="00723061"/>
    </style:style>
    <style:style style:name="T150" style:family="text">
      <style:text-properties officeooo:rsid="007ca04f"/>
    </style:style>
    <style:style style:name="T151" style:family="text">
      <style:text-properties officeooo:rsid="0084bec5"/>
    </style:style>
    <style:style style:name="T152" style:family="text">
      <style:text-properties officeooo:rsid="0086172d"/>
    </style:style>
    <style:style style:name="T153" style:family="text">
      <style:text-properties officeooo:rsid="0086c38f"/>
    </style:style>
    <style:style style:name="T154" style:family="text">
      <style:text-properties officeooo:rsid="008dedef"/>
    </style:style>
    <style:style style:name="T155" style:family="text">
      <style:text-properties officeooo:rsid="008fa00b"/>
    </style:style>
    <style:style style:name="T156" style:family="text">
      <style:text-properties officeooo:rsid="00903c38"/>
    </style:style>
    <style:style style:name="T157" style:family="text">
      <style:text-properties officeooo:rsid="0093c587"/>
    </style:style>
    <style:style style:name="T158" style:family="text">
      <style:text-properties officeooo:rsid="00960146"/>
    </style:style>
    <style:style style:name="T159" style:family="text">
      <style:text-properties officeooo:rsid="00961e74"/>
    </style:style>
    <style:style style:name="T160" style:family="text">
      <style:text-properties officeooo:rsid="009831e6"/>
    </style:style>
    <style:style style:name="T161" style:family="text">
      <style:text-properties officeooo:rsid="009bf09e"/>
    </style:style>
    <style:style style:name="T162" style:family="text">
      <style:text-properties officeooo:rsid="009e8773"/>
    </style:style>
    <style:style style:name="T163" style:family="text">
      <style:text-properties officeooo:rsid="009f937b"/>
    </style:style>
    <style:style style:name="T164" style:family="text">
      <style:text-properties officeooo:rsid="00a1a766"/>
    </style:style>
    <style:style style:name="T165" style:family="text">
      <style:text-properties officeooo:rsid="00a9aad8"/>
    </style:style>
    <style:style style:name="T166" style:family="text">
      <style:text-properties officeooo:rsid="00b0ef0a"/>
    </style:style>
    <style:style style:name="T167" style:family="text">
      <style:text-properties officeooo:rsid="00b21715"/>
    </style:style>
    <style:style style:name="T168" style:family="text">
      <style:text-properties officeooo:rsid="00d8c4ca"/>
    </style:style>
    <style:style style:name="T169" style:family="text">
      <style:text-properties officeooo:rsid="00d91502"/>
    </style:style>
    <style:style style:name="T170" style:family="text">
      <style:text-properties officeooo:rsid="00d9710c"/>
    </style:style>
    <style:style style:name="T171" style:family="text">
      <style:text-properties officeooo:rsid="00df1835"/>
    </style:style>
    <style:style style:name="T172" style:family="text">
      <style:text-properties style:font-name-asian="sans-serif" style:font-size-asian="10.5pt"/>
    </style:style>
    <style:style style:name="T173" style:family="text">
      <style:text-properties officeooo:rsid="00eb3415" style:font-name-asian="sans-serif" style:font-size-asian="10.5pt"/>
    </style:style>
    <style:style style:name="T174" style:family="text">
      <style:text-properties officeooo:rsid="00e6c5b3"/>
    </style:style>
    <style:style style:name="T175" style:family="text">
      <style:text-properties officeooo:rsid="00de7247"/>
    </style:style>
    <style:style style:name="T176" style:family="text">
      <style:text-properties officeooo:rsid="00e72cdb"/>
    </style:style>
    <style:style style:name="T177" style:family="text">
      <style:text-properties officeooo:rsid="00e88a94"/>
    </style:style>
    <style:style style:name="T178" style:family="text">
      <style:text-properties officeooo:rsid="00eb3415"/>
    </style:style>
    <style:style style:name="T179" style:family="text">
      <style:text-properties officeooo:rsid="00f3c8b5"/>
    </style:style>
    <style:style style:name="T180" style:family="text">
      <style:text-properties officeooo:rsid="00f54c44"/>
    </style:style>
    <style:style style:name="T181" style:family="text">
      <style:text-properties officeooo:rsid="00f63d5c"/>
    </style:style>
    <style:style style:name="T182" style:family="text">
      <style:text-properties officeooo:rsid="00f8d329"/>
    </style:style>
    <style:style style:name="T183" style:family="text">
      <style:text-properties officeooo:rsid="00f98a5d"/>
    </style:style>
    <style:style style:name="T184" style:family="text">
      <style:text-properties officeooo:rsid="00fa483d"/>
    </style:style>
    <style:style style:name="T185" style:family="text">
      <style:text-properties officeooo:rsid="00fb824e"/>
    </style:style>
    <style:style style:name="T186" style:family="text">
      <style:text-properties officeooo:rsid="00fccec4"/>
    </style:style>
    <style:style style:name="T187" style:family="text">
      <style:text-properties officeooo:rsid="00fe4e28"/>
    </style:style>
    <style:style style:name="T188" style:family="text">
      <style:text-properties officeooo:rsid="00ff824a"/>
    </style:style>
    <style:style style:name="T189" style:family="text">
      <style:text-properties officeooo:rsid="01016ba3"/>
    </style:style>
    <style:style style:name="T190" style:family="text">
      <style:text-properties officeooo:rsid="01068e2f"/>
    </style:style>
    <style:style style:name="T191" style:family="text">
      <style:text-properties officeooo:rsid="01085199"/>
    </style:style>
    <style:style style:name="T192" style:family="text">
      <style:text-properties officeooo:rsid="010c207f"/>
    </style:style>
    <style:style style:name="T193" style:family="text">
      <style:text-properties officeooo:rsid="010d6dd5"/>
    </style:style>
    <style:style style:name="T194" style:family="text">
      <style:text-properties officeooo:rsid="010dbb38"/>
    </style:style>
    <style:style style:name="T195" style:family="text">
      <style:text-properties officeooo:rsid="0110a2bf"/>
    </style:style>
    <style:style style:name="T196" style:family="text">
      <style:text-properties officeooo:rsid="0110e797"/>
    </style:style>
    <style:style style:name="T197" style:family="text">
      <style:text-properties officeooo:rsid="0112134b"/>
    </style:style>
    <style:style style:name="T198" style:family="text">
      <style:text-properties officeooo:rsid="0114f90f"/>
    </style:style>
    <style:style style:name="T199" style:family="text">
      <style:text-properties officeooo:rsid="01156ad2"/>
    </style:style>
    <style:style style:name="T200" style:family="text">
      <style:text-properties officeooo:rsid="0115e653"/>
    </style:style>
    <style:style style:name="T201" style:family="text">
      <style:text-properties officeooo:rsid="01172ca4"/>
    </style:style>
    <style:style style:name="T202" style:family="text">
      <style:text-properties officeooo:rsid="01196958"/>
    </style:style>
    <style:style style:name="T203" style:family="text">
      <style:text-properties officeooo:rsid="0129e74b"/>
    </style:style>
    <style:style style:name="T204" style:family="text">
      <style:text-properties officeooo:rsid="012d8193"/>
    </style:style>
    <style:style style:name="T205" style:family="text">
      <style:text-properties officeooo:rsid="012e8bf1"/>
    </style:style>
    <style:style style:name="T206" style:family="text">
      <style:text-properties officeooo:rsid="0134bfd8"/>
    </style:style>
    <style:style style:name="T207" style:family="text">
      <style:text-properties officeooo:rsid="013545b5"/>
    </style:style>
    <style:style style:name="T208" style:family="text">
      <style:text-properties officeooo:rsid="01398840"/>
    </style:style>
    <style:style style:name="T209" style:family="text">
      <style:text-properties officeooo:rsid="013a6485"/>
    </style:style>
    <style:style style:name="T210" style:family="text">
      <style:text-properties officeooo:rsid="013b095f"/>
    </style:style>
    <style:style style:name="T211" style:family="text">
      <style:text-properties officeooo:rsid="013bf2fd"/>
    </style:style>
    <style:style style:name="T212" style:family="text">
      <style:text-properties officeooo:rsid="013d2e8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text:tab/><text:tab/> <text:span text:style-name="T1">TRIZ in China</text:span></text:p>
      <text:p text:style-name="P110">Abstrakt </text:p>
      <text:p text:style-name="P149"><text:span text:style-name="T146">Der</text:span> Artikel dient zu einem Vergleich der TRIZ in China mit Erfinderschule in damals DDR<text:span text:style-name="T146">(0) in Deuschland</text:span>.</text:p>
      <text:p text:style-name="P145">Allgemein haben die TRIZ in China folgende 3 Eigenschaft oder Trend<text:span text:style-name="T177">(1)</text:span>,</text:p>
      <text:p text:style-name="P146">1. intergiert</text:p>
      <text:p text:style-name="P146"><text:s/>Vor Achziger <text:span text:style-name="T176">Jahren</text:span> war TRIZ umstaendlich und fragmentiert, <text:span text:style-name="T176">BorisZlotin und Alla Zusman verwendeten Computer, um TRIZ zu interpretieren, Mit Unterstutzung des Computer haben sich die Methode der TRIZ intergiert und vereinfacht, was zu einer der haupten Gruenden zaehlt, wieso jetzt TRIZ weltweit bekannt ist.</text:span></text:p>
      <text:p text:style-name="P147">2. <text:span text:style-name="T177">Ingenieur statt Erfinder als Zielgruppen</text:span></text:p>
      <text:p text:style-name="P169"><text:span text:style-name="T8">Förderung und Demonstration </text:span><text:span text:style-name="T107">der TRIZ in</text:span><text:span text:style-name="T8"> Unternehmen </text:span><text:span text:style-name="T107">ist ein wichtig Anteil innovative Methode in China</text:span><text:span text:style-name="T8">.</text:span></text:p>
      <text:p text:style-name="P169"><text:span text:style-name="T107">3. Standardis</text:span><text:span text:style-name="T128">i</text:span><text:span text:style-name="T107">erung der TRIZ</text:span></text:p>
      <text:p text:style-name="P150"><text:span text:style-name="T177">Das System der </text:span><text:span text:style-name="T8">International</text:span><text:span text:style-name="T108">en</text:span><text:span text:style-name="T8"> TRIZ Certification </text:span><text:span text:style-name="T108">wird in China ausgefuehrt. Das System ist eine <text:s text:c="7"/>objektive Bewertungsstandards fuer Innovation in Firmen <text:s/>und Ausbildungsstandards für innovativer Ingenieur. </text:span><text:span text:style-name="T109">Aber das System in China hatte gerade angefangen, es gibt ein lange Weg vom Beginn zu</text:span><text:span text:style-name="T115">r</text:span><text:span text:style-name="T109"> Reif</text:span><text:span text:style-name="T115">e.</text:span></text:p>
      <text:p text:style-name="P151">Die Forschung und Praxis in China war tief beeinflusst von TRIZ in USA,besonder vor 2010.</text:p>
      <text:p text:style-name="P130"><text:span text:style-name="T173">Ein der groess</text:span><text:span text:style-name="T172">ten</text:span><text:span text:style-name="T173"> Unterschied</text:span><text:span text:style-name="T172">en</text:span><text:span text:style-name="T173"> zwisschen </text:span><text:span text:style-name="T172">Erfinderschule in DDR und heutige TRIZ in China ist, die beiden exstiert nicht in der gleich Zeitalt. Das entscheidende Punkte in dieser zwei Zeitalt ist die <text:s text:c="3"/>schnell Entwicklungen der Computertechnologie. </text:span></text:p>
      <text:p text:style-name="P132">Was ganz gleich ist, ist die Motivation, um die wirtschaftliche Zustand zu verbessern. Ich versuche mehre Gleichheit zu finden, aber die Resultaet ist fast das Gegenteil. Weil China ein entwickelndes Land mit 1.3 Billion Person und heterogen <text:s/>und damals DDR ein homogen entwickeltes Land ist. </text:p>
      <text:p text:style-name="P133"><text:s/></text:p>
      <text:p text:style-name="P131"><text:span text:style-name="T173">Um detailiert mit dem Perspective der Prof. Hans-Jochen Rinderfleischund Rainer Thiel zu vergleichen,</text:span><text:span text:style-name="T146">habe ich die Verzeichnisse des Buch “Erfinderschulern in DDR” <text:s/>mit sehr kleinen Anderungen eingenommen. </text:span></text:p>
      <text:p text:style-name="P129"/>
      <text:p text:style-name="P115">Nur die ersten Kapital in dem Buch wird mit TRIZ in China vergliechen,fuer die weitere Arbeitung fehlt ich leider in diesem Semester einige Zeit. </text:p>
      <text:p text:style-name="P144">In diesem Artikel ist C-TRIZ(chinesische Version fuer TRIZ) eine Theorie von RunhuaTang aus HeBei Industrie Uni. TRIZ in China bedeutet alles Aktivitaet in China, welche viele Sache mit TRIZ zu tun <text:s/>hatten.</text:p>
      <text:p text:style-name="P148">Was <text:span text:style-name="T178">diesen Artikel relativ schwer bei Verstehen gemacht, ist das</text:span>, dass viel <text:span text:style-name="T166">von</text:span> diesem Artikel referenzierte Dokumente oder Artikels haben nur chinesisch Version <text:span text:style-name="T166">und einige davon sind Document von der chinesischen Regierung, darin sind die politische Sprache/Logik enthaltet. <text:s/></text:span></text:p>
      <text:p text:style-name="P148"/>
      <text:p text:style-name="P148"/>
      <text:p text:style-name="P148"/>
      <text:p text:style-name="P148"><text:soft-page-break/></text:p>
      <text:p text:style-name="P170">Verzeichnis</text:p>
      <text:p text:style-name="P2"/>
      <text:p text:style-name="P2"><text:span text:style-name="T2">I</text:span> Hintergrund Zi<text:span text:style-name="T5">el</text:span> und Weg der chinesische <text:span text:style-name="T5">Version der</text:span> TRIZ</text:p>
      <text:p text:style-name="P129">1 allgemine Fassungen</text:p>
      <text:p text:style-name="P2">1.1 staatliche Weisung</text:p>
      <text:p text:style-name="P2">1.2 verbriftes Lehrrecht</text:p>
      <text:p text:style-name="P2">1.3 <text:span text:style-name="T144">TRIZ an der Uni(Heibei Industrie Uni) in China</text:span></text:p>
      <text:p text:style-name="P2">1.4 <text:span text:style-name="T144">TRIZ in der Firma(iwint) in China</text:span></text:p>
      <text:p text:style-name="P168">1.<text:span text:style-name="T150">5</text:span> <text:span text:style-name="T142">Sch</text:span><text:span text:style-name="T130">ö</text:span><text:span text:style-name="T142">pf</text:span><text:span text:style-name="T141">er</text:span><text:span text:style-name="T142">tum <text:s/></text:span><text:span text:style-name="T53">und Method</text:span><text:span text:style-name="T141">o</text:span><text:span text:style-name="T53">logie der TRIZ in China</text:span></text:p>
      <text:p text:style-name="P3">1.<text:span text:style-name="T150">6</text:span> TRIZ sollen etwas <text:span text:style-name="T151">Sichtbar </text:span>sien</text:p>
      <text:p text:style-name="P167">1.7 <text:span text:style-name="T140">Wachsende Einfluss</text:span></text:p>
      <text:p text:style-name="P165">1.<text:span text:style-name="T212">8</text:span> <text:span text:style-name="T143">Erfinden und Erfinder in der öffentlich Meinung</text:span></text:p>
      <text:p text:style-name="P165">1.<text:span text:style-name="T150">9</text:span> <text:span text:style-name="T8">Nationales Forschungszentrum für technologische Innovation Methode und Werkzeug </text:span><text:span text:style-name="T138">als Gründerparkett und </text:span><text:span text:style-name="T8">Ministerium für Wissenschaft </text:span><text:span text:style-name="T139">als Gründerpate</text:span></text:p>
      <text:p text:style-name="P3"/>
      <text:p text:style-name="P3">2. Rahmenbedingungen der TRIZ in den 21 Jahrhundert</text:p>
      <text:p text:style-name="P4">2.1 Das gesellschaftliche Ansehen der Erfinder in der TRIZ formale und informelle Indikation</text:p>
      <text:p text:style-name="P4">2.2 Freiraeume,sachbedingte Hurden und Animationspunkte der Erfinderische Aktivitaet</text:p>
      <text:p text:style-name="P4">2.3 Einfluss des Themencharakters und der Themenvorbereitung auf die erfinderische Aktivitaet</text:p>
      <text:p text:style-name="P4">2.4 Erfinden in China als Form menschlicher Selbstverwirklichung</text:p>
      <text:p text:style-name="P4"/>
      <text:p text:style-name="P4">3. Die TRIZ auf dem Weg in die Wirtschaft</text:p>
      <text:p text:style-name="P4">3.1 <text:s/><text:span text:style-name="T190">Training der TRIZ :sowohl theoretische als auch praktische </text:span></text:p>
      <text:p text:style-name="P4">3.2 Erwarungen von Direktoren . Ueberraschungen und partielle Erf<text:span text:style-name="T190">u</text:span>llung</text:p>
      <text:p text:style-name="P4">3.3 <text:s/>das untere Management <text:span text:style-name="T190">und TRIZ-Training</text:span></text:p>
      <text:p text:style-name="P4"/>
      <text:p text:style-name="P6">4. <text:span text:style-name="T144">Das Traing <text:s/>fuer </text:span>Tirz in der Staat gehoerte<text:span text:style-name="T198">n</text:span> <text:span text:style-name="T170">C</text:span>ompany<text:span text:style-name="T198">s</text:span></text:p>
      <text:p text:style-name="P6">4.1 Innovationspoli<text:span text:style-name="T145">tik </text:span>und die TRIZ in den <text:span text:style-name="T145">chinesische </text:span>Kombinaten</text:p>
      <text:p text:style-name="P7">4.2 Das Hauptproblem der <text:span text:style-name="T126">Verbreitungen der</text:span> TRIZ in der realen Wirtschaft <text:span text:style-name="T145">in China</text:span></text:p>
      <text:p text:style-name="P6">4.3 Sozialistisches Sozialbewusstsein und sein Einfluss auf die Erfindertaetigkeit</text:p>
      <text:p text:style-name="P6"/>
      <text:p text:style-name="P6"/>
      <text:p text:style-name="P162"/>
      <text:p text:style-name="P5"/>
      <text:p text:style-name="P10"/>
      <text:p text:style-name="P10"/>
      <text:p text:style-name="P10"/>
      <text:p text:style-name="P10"/>
      <text:p text:style-name="P10"/>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text:soft-page-break/></text:p>
      <text:p text:style-name="P128">Allgemine Fassungen </text:p>
      <text:p text:style-name="P10">1.1 <text:span text:style-name="T6">Nach der Kutur-Revolution in China(1966-1976) hatte die chinesische comunistische Patei entscheiden, die Wirtschaft zu entwickeln, welche <text:s/>als die wichtigest Aufgabe der Regierung ist.</text:span></text:p>
      <text:p text:style-name="P11">Nach 1991 ist China einer der grossesten communistische Patei in der Welt, die Regierung <text:s/>moechte <text:s/>ihrem Volk beweisen, dass sie die richtig politische Weg und die einzige geeignet Weg fuer ihrem Volk gewaehlt hatten mit Entwicklung der Wirtschaft. Sie haben alles getun, um eine schnell wirtschaftliche Entwicklung zu bekommen. Sogar duerfen die chinesische Armee wirtschaftlich Aktivtaet haben.</text:p>
      <text:p text:style-name="P89"><text:span text:style-name="T7">In den Achtzigern war schon TRIZ einige chinesiche Wissenschaftler bekannt. In den Neuzigern begann einige chinesische Forscher, wer die international Conference teilgenommen hatte. 2001 fuehrte Iwint(3) die Trainingstheorie der TRIZ in China, und versuchte die zu verbreiten. 2 Jahren spaeter hatte das Firma zwei Software fuer Theoretische TRIZ und Praxis in TRIZ geschrieben. 2007 betriebt die Verbreitung der TRIZ in China dadurch, dass erst in Juni 3 Wissenschaftler(WangDongYang etc) <text:s/>eine Brief heissend <text:s/>“Ueber die Vorschlaegen der Verstaekung der innovativen Methoden unserer Nation ” dem damals Preminister geschrieben, und in Juli eine Ruckmeldungen davon bekommt hatte. Dann organiserte das </text:span><text:span text:style-name="T9">Ministerium für Wissenschaft, </text:span><text:span text:style-name="T8">Ministerium für Wissenschaft,Bildungsministerium </text:span><text:span text:style-name="T10">und </text:span><text:span text:style-name="T8">Wissenschafts- und Technologieverband </text:span><text:span text:style-name="T10">eine Veranstaltungen fuer ihren Mitarbeiten in kleine Kreis f</text:span><text:span text:style-name="T128">ü</text:span><text:span text:style-name="T10">r das Erkennen der TRIZ. </text:span><text:span text:style-name="T11">Zugleich hatte die 4 Organisation der Regierung die Hauptaufgaben bei Verst</text:span><text:span text:style-name="T128">är</text:span><text:span text:style-name="T11">kung der Innovativen Methoden in China auslistet und eine Berichte da</text:span><text:span text:style-name="T128">rü</text:span><text:span text:style-name="T11">ber dem Staatsrat gegeben. In der selben Jahr hatte die Amten der Regierung zusammen einige sta</text:span><text:span text:style-name="T128">n</text:span><text:span text:style-name="T11">dardi</text:span><text:span text:style-name="T128">si</text:span><text:span text:style-name="T11">erte Traingsmat</text:span><text:span text:style-name="T129">e</text:span><text:span text:style-name="T11">rial</text:span><text:span text:style-name="T128">e</text:span><text:span text:style-name="T11"> und Traings</text:span><text:span text:style-name="T12">software f</text:span><text:span text:style-name="T129">ü</text:span><text:span text:style-name="T12">r TRIZ erstellt, welche behauptet eignet am besten zu damals Chinesen <text:s/>zu sein. Da</text:span><text:span text:style-name="T129">z</text:span><text:span text:style-name="T12">wischen wurden Xichuan und Heilongjiang Provinzen Pilot-Provinzen der technologischen Innovationsmethode. </text:span><text:span text:style-name="T13">Einigen Unis wie Hebei Universit</text:span><text:span text:style-name="T14">aet von </text:span><text:span text:style-name="T13">Technology<text:line-break/>,Nor</text:span><text:span text:style-name="T14">dost </text:span><text:span text:style-name="T13">Forestry Universität, Sichuan Universität,Südwesten Jiaotong Universität etc. w</text:span><text:span text:style-name="T15">ur</text:span><text:span text:style-name="T13">den<text:line-break/>fruhest</text:span><text:span text:style-name="T15">en</text:span><text:span text:style-name="T13"> Unis,welche die TRIZ- Theorie und Methoden forschte</text:span><text:span text:style-name="T15">n</text:span><text:span text:style-name="T13">. </text:span><text:span text:style-name="T129">Jede der oben genannten</text:span><text:span text:style-name="T13"> Unis hatten ein Ausbildungssystem </text:span><text:span text:style-name="T14">innerhalb der Uni</text:span><text:span text:style-name="T13"> erstellt</text:span><text:span text:style-name="T15">en</text:span><text:span text:style-name="T13">,</text:span><text:span text:style-name="T15">i</text:span><text:span text:style-name="T14">n dem</text:span><text:span text:style-name="T13"> das </text:span><text:span text:style-name="T14">PHD und Master Studenten</text:span><text:span text:style-name="T13"> </text:span><text:span text:style-name="T14">in der Richtungen </text:span><text:span text:style-name="T13">innovative</text:span><text:span text:style-name="T14">r</text:span><text:span text:style-name="T13"> Methoden </text:span><text:span text:style-name="T14">ausgebildet und </text:span><text:span text:style-name="T13">eine Reihe von </text:span><text:span text:style-name="T14">Vorlesungen und</text:span><text:span text:style-name="T13"> Kursen zu</text:span><text:span text:style-name="T14">r Thema</text:span><text:span text:style-name="T13"> "TRIZ-Theorie und -Methodik" <text:s/></text:span><text:span text:style-name="T14">vorbereitet wurden.</text:span></text:p>
      <text:p text:style-name="P12"/>
      <text:p text:style-name="P13"/>
      <text:p text:style-name="P104"><text:span text:style-name="T14">1.</text:span><text:span text:style-name="T8">2 verbri</text:span><text:span text:style-name="T129">e</text:span><text:span text:style-name="T8">ftes Lehrrecht.</text:span></text:p>
      <text:p text:style-name="P90"><text:span text:style-name="T17">Fuer die innovative Methodo</text:span><text:span text:style-name="T129">logie</text:span><text:span text:style-name="T17"> gib</text:span><text:span text:style-name="T129">t</text:span><text:span text:style-name="T17"> es seit Jahrhunde</text:span><text:span text:style-name="T129">r</text:span><text:span text:style-name="T17">t Debatte, ob </text:span><text:span text:style-name="T16">es eine Weg fuer Innovation gibt,sodass die Menschen folgen k</text:span><text:span text:style-name="T129">ö</text:span><text:span text:style-name="T16">nnen. </text:span><text:span text:style-name="T18">Einige Wissenschaftler sind dagegen, </text:span><text:span text:style-name="T19">ihre</text:span><text:span text:style-name="T18"> Begr</text:span><text:span text:style-name="T129">ü</text:span><text:span text:style-name="T18">ndung</text:span><text:span text:style-name="T19">en</text:span><text:span text:style-name="T18"> sind das, dass die Innovation haupts</text:span><text:span text:style-name="T129">ä</text:span><text:span text:style-name="T18">chlich von der Insp</text:span><text:span text:style-name="T19">i</text:span><text:span text:style-name="T18">ration und unlogische Denken der Erfinder abh</text:span><text:span text:style-name="T129">ä</text:span><text:span text:style-name="T18">ngig.</text:span><text:span text:style-name="T16"> </text:span><text:span text:style-name="T20">Zum Geg</text:span><text:span text:style-name="T129">en</text:span><text:span text:style-name="T20">teil betrachten viele Wissenschaftler a</text:span><text:span text:style-name="T21">ls verfolgbare Prozess. Unter die Behauptungen zustimmenden Wissensch</text:span><text:span text:style-name="T129">a</text:span><text:span text:style-name="T21">f</text:span><text:span text:style-name="T129">t</text:span><text:span text:style-name="T21">ler verzweigen sich noch in zwei Gruppen. Eine <text:s/></text:span><text:span text:style-name="T22">betrachtet die Erfinder als </text:span><text:span text:style-name="T23">F</text:span><text:span text:style-name="T22">orschungsobjekt, Diese Gruppe fo</text:span><text:span text:style-name="T129">k</text:span><text:span text:style-name="T22">us</text:span><text:span text:style-name="T129">s</text:span><text:span text:style-name="T22">iert sich auf die Mechanismus und Eigenschaften der unlogischen Erfindung</text:span><text:span text:style-name="T129">s</text:span><text:span text:style-name="T22">prozess, eine typische Beispiel daf</text:span><text:span text:style-name="T129">ü</text:span><text:span text:style-name="T22">r ist dass, wenn Albert Einstein gestorben war, haben die aus verschiedenen Forschungs</text:span><text:span text:style-name="T129">b</text:span><text:span text:style-name="T22">ereichen kommenden Wissenschaftlern </text:span><text:span text:style-name="T23">die Anatomie der Einsteins Gehirn gemacht, um die Geheimnisse der Innovation zu entdecken.andere Gruppen sehen die Produkt in Patentamt als Forschungsobjekt,</text:span><text:span text:style-name="T22"> </text:span><text:span text:style-name="T23">TRIZ war ein Ergebnis von diesen Gruppen. </text:span><text:span text:style-name="T24">Die beiden Gruppen koennen nicht die </text:span><text:span text:style-name="T129">Überleben</text:span><text:span text:style-name="T24"> Bias vermeiden.</text:span></text:p>
      <text:p text:style-name="P14"/>
      <text:p text:style-name="P105"><text:span text:style-name="T8">Trotz der theoretischen Unvollkommenheit haben die TRIZ auszeichnet Effekt auf Innovationsprozess, Nach allgem</text:span><text:span text:style-name="T129">ein</text:span><text:span text:style-name="T8"> Statisti</text:span><text:span text:style-name="T129">k</text:span><text:span text:style-name="T8"> haben TRIZ die Anzahl der Patent um 80% erh</text:span><text:span text:style-name="T129">ö</text:span><text:span text:style-name="T25">ht, die Qualit</text:span><text:span text:style-name="T129">ä</text:span><text:span text:style-name="T25">t der Patent verbessert und mehr als 50% der Zeit </text:span><text:span text:style-name="T26">verk</text:span><text:span text:style-name="T129">ü</text:span><text:span text:style-name="T26">rzt</text:span><text:span text:style-name="T25">, von Innovation</text:span><text:span text:style-name="T129">s</text:span><text:span text:style-name="T25">anfang bis </text:span><text:span text:style-name="T27">den Einsetz</text:span><text:span text:style-name="T129">e</text:span><text:span text:style-name="T27"> </text:span><text:span text:style-name="T25">d</text:span><text:span text:style-name="T27">es</text:span><text:span text:style-name="T25"> Produkt auf die Markt. </text:span><text:span text:style-name="T26">In diesen Punkte glaubte die Regierung an </text:span><text:span text:style-name="T28">der</text:span><text:span text:style-name="T26"> </text:span><text:span text:style-name="T27">T</text:span><text:span text:style-name="T26">heorie, </text:span><text:span text:style-name="T27">in <text:s/></text:span><text:span text:style-name="T28">der</text:span><text:span text:style-name="T26"> </text:span><text:span text:style-name="T27">das Ergebnis mehr wichtig als </text:span><text:span text:style-name="T28">Logik</text:span><text:span text:style-name="T27"> ist. </text:span></text:p>
      <text:p text:style-name="P15"/>
      <text:p text:style-name="P16"/>
      <text:p text:style-name="P16"><text:soft-page-break/>1.3 TRIZ an der Uni(Hebei Industrie Universitaet)</text:p>
      <text:p text:style-name="P18"/>
      <text:p text:style-name="P106"><text:span text:style-name="T29">An Industrie Universit</text:span><text:span text:style-name="T129">ä</text:span><text:span text:style-name="T29">t von Hebei hat die Professor</text:span><text:span text:style-name="T38">en </text:span><text:span text:style-name="T29"><text:s/>sich </text:span><text:span text:style-name="T38">viele Ergebniss</text:span><text:span text:style-name="T129">e</text:span><text:span text:style-name="T38"> im Bereich von TRIZ entwickelt, welche Software fuer TRIZ, Mat</text:span><text:span text:style-name="T129">e</text:span><text:span text:style-name="T38">rial fuer TRIZ, TRIZ Kurz f</text:span><text:span text:style-name="T129">ü</text:span><text:span text:style-name="T38">r Master und Doktor Studenten etc. enthaltet. Dazwischen ist die C-TRIZ Model besonder erw</text:span><text:span text:style-name="T129">ä</text:span><text:span text:style-name="T38">hnenswert.</text:span><text:span text:style-name="T50"> Die Fors</text:span><text:span text:style-name="T129">ch</text:span><text:span text:style-name="T50">ungszustand an den anderen Uni wird hier nicht diskutiert.</text:span></text:p>
      <text:p text:style-name="P19"/>
      <text:p text:style-name="P116">Allgemein <text:span text:style-name="T147">gesagt </text:span>ist C-TRIZ kein weiterhin verbesserung oder Beweisen in theoretische <text:s/>Bereich von TRIZ.</text:p>
      <text:p text:style-name="P116"><text:span text:style-name="T38">C-TRIZ fo</text:span><text:span text:style-name="T129">k</text:span><text:span text:style-name="T38">u</text:span><text:span text:style-name="T129">ss</text:span><text:span text:style-name="T38">iert sich mehr auf die Praxis der </text:span><text:span text:style-name="T47">TRIZ und die Train</text:span><text:span text:style-name="T48">ing</text:span><text:span text:style-name="T47"> der </text:span><text:span text:style-name="T48">I</text:span><text:span text:style-name="T47">nge</text:span><text:span text:style-name="T48">nieu</text:span><text:span text:style-name="T47">r in der Prozess der E</text:span><text:span text:style-name="T48">ntwicklung</text:span><text:span text:style-name="T47"> </text:span><text:span text:style-name="T48">neue</text:span><text:span text:style-name="T47">r Produkt </text:span><text:span text:style-name="T48">und </text:span><text:span text:style-name="T49">des </text:span><text:span text:style-name="T48">Erhalt</text:span><text:span text:style-name="T49">en</text:span><text:span text:style-name="T48"> der Patent</text:span><text:span text:style-name="T47">. </text:span></text:p>
      <text:p text:style-name="P17"/>
      <text:p text:style-name="P106"><text:span text:style-name="T38">D</text:span><text:span text:style-name="T29">ie C-TRIZ, welche d</text:span><text:span text:style-name="T31">er</text:span><text:span text:style-name="T29"> Tirz </text:span><text:span text:style-name="T30">viele Details und Praxi</text:span><text:span text:style-name="T129">s</text:span><text:span text:style-name="T30"> in China erganzt </text:span><text:span text:style-name="T31">und haupts</text:span><text:span text:style-name="T129">ä</text:span><text:span text:style-name="T31">chlich zu dem Verbreitungen der TRIZ dient, </text:span><text:span text:style-name="T38">ist </text:span><text:span text:style-name="T39">am meisten von </text:span><text:span text:style-name="T38">Professor RunhuaTan </text:span><text:span text:style-name="T39">nach ihre internationale Erfahrung bei TRIZ mit konkret Situation in China</text:span><text:span text:style-name="T38"> </text:span><text:span text:style-name="T39">entwickelt.</text:span><text:span text:style-name="T30"> </text:span><text:span text:style-name="T39">Im Lauf der Zeit hat C-TRIZ sich bewiesen, dass die bis jetzt sehr erf</text:span><text:span text:style-name="T129">ol</text:span><text:span text:style-name="T39">greich in China ist. F</text:span><text:span text:style-name="T129">ü</text:span><text:span text:style-name="T39">r die C-TRIZ</text:span><text:span text:style-name="T31"> gibt es einen Kern Begriffe n</text:span><text:span text:style-name="T129">ä</text:span><text:span text:style-name="T31">mlich MEOTM(mess- engineer oriented training model)</text:span><text:span text:style-name="T30">. </text:span><text:span text:style-name="T37">Fuer die Detail</text:span><text:span text:style-name="T129">s</text:span><text:span text:style-name="T37"> der C-TRIZ schauen Sie bitte (4)</text:span></text:p>
      <text:p text:style-name="P20"/>
      <text:p text:style-name="P161"><text:span text:style-name="T32">D</text:span><text:span text:style-name="T131">as Model</text:span><text:span text:style-name="T129">l</text:span><text:span text:style-name="T34">(MEOTM)</text:span><text:span text:style-name="T131"> ist schon ziemlich v</text:span><text:span text:style-name="T129">oll</text:span><text:span text:style-name="T131">kommen</text:span><text:span text:style-name="T130">es</text:span><text:span text:style-name="T131"> Model</text:span><text:span text:style-name="T130">l</text:span><text:span text:style-name="T131"> f</text:span><text:span text:style-name="T130">ü</text:span><text:span text:style-name="T131">r die Verbreitung der TRIZ in China </text:span><text:span text:style-name="T34">nach der statistische Ergebnis </text:span><text:span text:style-name="T35">in der Artikel</text:span><text:span text:style-name="T131">. </text:span><text:span text:style-name="T34">Das Model</text:span><text:span text:style-name="T130">l</text:span><text:span text:style-name="T131"> hat </text:span><text:span text:style-name="T33">sich relativ systematische gebildet.</text:span><text:span text:style-name="T131"> </text:span><text:span text:style-name="T33">Es besteht daraus,</text:span><text:span text:style-name="T131"> von Fragestellung, ueber Fakt basiert Analyse der Herstellungsprozess bis zu Messung der </text:span><text:span text:style-name="T8">Zweckmäßigkeit</text:span><text:span text:style-name="T131">.</text:span><text:span text:style-name="T34"> Auf jeden Fall ist das Model</text:span><text:span text:style-name="T130">l</text:span><text:span text:style-name="T34"> ein sehr umfangreiche und kompliziert System. Welche mehr Gewicht auf Management </text:span><text:span text:style-name="T35">sonder nicht auf Ingenieur</text:span><text:span text:style-name="T34"> legt,weil in der Prozess der 7-STEP und 6-GATE kommt d</text:span><text:span text:style-name="T130">as</text:span><text:span text:style-name="T34"> W</text:span><text:span text:style-name="T130">ähl</text:span><text:span text:style-name="T34"> der </text:span><text:span text:style-name="T130">Ingenieur</text:span><text:span text:style-name="T34"> am ersten, Die Manager entscheidet wer ist geeignet fuer die Training. So muessen die Manager hochqualifiziert sein. </text:span><text:span text:style-name="T35">Vom ganzen Sicht ist das Model</text:span><text:span text:style-name="T130">l</text:span><text:span text:style-name="T35"> ein statische Model</text:span><text:span text:style-name="T130">l</text:span><text:span text:style-name="T35"> mit wenige logische Ueberlegungen. Weil in der ganzen Model</text:span><text:span text:style-name="T130">l</text:span><text:span text:style-name="T35"> k</text:span><text:span text:style-name="T130">ö</text:span><text:span text:style-name="T35">nnen wir nicht einige Ontologie sehen, welche </text:span><text:span text:style-name="T36">besonder</text:span><text:span text:style-name="T130">e</text:span><text:span text:style-name="T36"> wichtig </text:span><text:span text:style-name="T130">E</text:span><text:span text:style-name="T36">igenschaft haben. Und bei Schlussfolgerung gibt es zu wenige Notwendigkeit und konkret Schritt innerhalb die 7-STEP und 6-GATE. </text:span><text:span text:style-name="T40">Wenn das Be</text:span><text:span text:style-name="T130">g</text:span><text:span text:style-name="T40">riff wohldefiniert ist, dann ist leicht zu verstehen und aus</text:span><text:span text:style-name="T49">z</text:span><text:span text:style-name="T40">ufuehren. Sonst ist das Gegenteil.</text:span></text:p>
      <text:p text:style-name="P21"/>
      <text:p text:style-name="P107"><text:span text:style-name="T36">W</text:span><text:span text:style-name="T8">enn es um Verbess</text:span><text:span text:style-name="T130">er</text:span><text:span text:style-name="T8">ung des Model</text:span><text:span text:style-name="T130">l</text:span><text:span text:style-name="T8"> geht, mein</text:span><text:span text:style-name="T130">e</text:span><text:span text:style-name="T8"> Vorschlage waren das, mehre Kriterium fuer d</text:span><text:span text:style-name="T130">as</text:span><text:span text:style-name="T8"> W</text:span><text:span text:style-name="T130">ä</text:span><text:span text:style-name="T8">hlen der Firma und Ingenieur erstellen, um die Fehler am erste Schritt zu machen. Und die Trainer Phase 1 sollten auch erste Sta</text:span><text:span text:style-name="T130">n</text:span><text:span text:style-name="T8">dardi</text:span><text:span text:style-name="T130">si</text:span><text:span text:style-name="T8">ert und dann Modifiziert werden. Somit die Training wirklich Effekt auf der Teilnehmer haben.</text:span></text:p>
      <text:p text:style-name="P21"/>
      <text:p text:style-name="P21">Von Stat<text:span text:style-name="T206">i</text:span>sti<text:span text:style-name="T206">k</text:span> nach Wahrscheinlichkeit<text:span text:style-name="T206">s</text:span>theorie ist h<text:span text:style-name="T206">äu</text:span>fig ein sehr lange Weg, und auf dem Weg k<text:span text:style-name="T206">ö</text:span>nnten wir verschiedenen sch<text:span text:style-name="T206">ö</text:span>ne und unsch<text:span text:style-name="T206">ö</text:span>ne Landschaft sehen.</text:p>
      <text:p text:style-name="P21"/>
      <text:p text:style-name="P21"/>
      <text:p text:style-name="P21"/>
      <text:p text:style-name="P111"><text:span text:style-name="T72">1.4 </text:span><text:span text:style-name="T36">TRIZ</text:span><text:span text:style-name="T8"> in iwint</text:span></text:p>
      <text:p text:style-name="P91"><text:span text:style-name="T44">wenn Das Niveau der Forschung an der Hebei Industrie Uni eine Gipfel in China ist, dann ist das Firma Iwint andere Gipfel in </text:span><text:span text:style-name="T41">F</text:span><text:span text:style-name="T130">orsc</text:span><text:span text:style-name="T41">hungsfeld </text:span><text:span text:style-name="T42">der </text:span><text:span text:style-name="T41">TRIZ. </text:span><text:span text:style-name="T52">Iwint z</text:span><text:span text:style-name="T130">ä</text:span><text:span text:style-name="T52">hlt 100% zu der ersten Rang aller Firma in CAI(Computer Aided Innovation) in <text:s/>China. </text:span><text:span text:style-name="T41"><text:s/></text:span><text:span text:style-name="T43">Das Firma hatte schone in 2002 eine Software fuer innovative Method</text:span><text:span text:style-name="T130">e</text:span><text:span text:style-name="T43"> geschrieben. Das Software der innovativen Method</text:span><text:span text:style-name="T130">e</text:span><text:span text:style-name="T43"> ist eine Plattformen, auf die Ingenieur,Entwickler,Personal für geistiges Eigentum und Mitarbeiter des Wissensmanagements zusammen arbeiten, um die Initialis</text:span><text:span text:style-name="T130">i</text:span><text:span text:style-name="T43">erung der </text:span><text:span text:style-name="T45">Arbeit</text:span><text:span text:style-name="T130">s</text:span><text:span text:style-name="T45">umgebung in der Software einzustell</text:span><text:span text:style-name="T130">en</text:span><text:span text:style-name="T45">, welche Pro/Innovator(6) <text:s/>heisst. In der Einstellung kommen die </text:span><text:span text:style-name="T44"><text:s/></text:span><text:span text:style-name="T45">Analyse de</text:span><text:span text:style-name="T49">s System, in dem das Produkt erstellt wird, und </text:span><text:span text:style-name="T51">Auseinandersetzung des Problem</text:span><text:span text:style-name="T49">, welche <text:s/></text:span><text:span text:style-name="T50">3 Dimensionen</text:span><text:span text:style-name="T49"> haben, Kausalität </text:span><text:span text:style-name="T50">ist eine, Handhaben und Umgebung sind andere 2 Dimension. </text:span><text:span text:style-name="T49"><text:s/></text:span><text:soft-page-break/><text:span text:style-name="T50">Nach dem Einstellung entstellt die Software nach TRIZ automatische ein</text:span><text:span text:style-name="T51">e</text:span><text:span text:style-name="T50"> Solution. </text:span><text:span text:style-name="T51">Die Solutionen werden dann bewertet, ob es eine Markt nach ihrer Implementierung hat und ob das Firma mit der Solution ein Patent bekommen kann. Pro/Innovator basiert sich auf Datenbank der Wissenschaft. Zugleich ist Pro/Innovator eine Plattform f</text:span><text:span text:style-name="T130">ü</text:span><text:span text:style-name="T51">r Entwurfsmethodik. </text:span></text:p>
      <text:p text:style-name="P21"/>
      <text:p text:style-name="P22"/>
      <text:p text:style-name="P117"><text:span text:style-name="T8">1.</text:span><text:span text:style-name="T72">5</text:span><text:span text:style-name="T8"> <text:s/>Sch</text:span><text:span text:style-name="T130">ö</text:span><text:span text:style-name="T8">pfertum <text:s/></text:span><text:span text:style-name="T53">und Method</text:span><text:span text:style-name="T141">o</text:span><text:span text:style-name="T53">logie der TRIZ in China</text:span></text:p>
      <text:p text:style-name="P118"><text:span text:style-name="T8">Schoepfertum ist nichts anders als , zwei Sachen zu kombinieren, welche frueh nicht zueinander kombieniert, und mit <text:s/>der Kombination wird eine Problem geloest. Zum Beispiel Sie sind eine Informtik</text:span><text:span text:style-name="T54">er</text:span><text:span text:style-name="T8"> und Sie w</text:span><text:span text:style-name="T54">issen auch die Philosophie, Sie sind ein Person mit Schoepfertum, wenn sie mit diesem Scho</text:span><text:span text:style-name="T130">e</text:span><text:span text:style-name="T54">pfertum etwas neu erstellt, Dieses Prozess hei</text:span><text:span text:style-name="T130">ß</text:span><text:span text:style-name="T54">t Innovation.</text:span></text:p>
      <text:p text:style-name="P23"/>
      <text:p text:style-name="P92"><text:span text:style-name="T54">Die </text:span><text:span text:style-name="T130">erste</text:span><text:span text:style-name="T54"> gro</text:span><text:span text:style-name="T130">ß</text:span><text:span text:style-name="T54">artig Innovation in China geht zur</text:span><text:span text:style-name="T130">ü</text:span><text:span text:style-name="T54">ck zu </text:span><text:span text:style-name="T130">Han</text:span><text:span text:style-name="T54"> Dynistik, wo Zhai Len die erst Papier erstellt hatte. Nach dem Anfang der industrie</text:span><text:span text:style-name="T55">lle Revolution hat Benz das erst Auto, Watt die erst </text:span><text:span text:style-name="T57">Dampfmaschine erstellt hatte, Damals chinesi</text:span><text:span text:style-name="T70">s</text:span><text:span text:style-name="T57">che Regierung blockiert ganz China, mit </text:span><text:span text:style-name="T70">ä</text:span><text:span text:style-name="T57">u</text:span><text:span text:style-name="T70">ß</text:span><text:span text:style-name="T57">ere Welt zu </text:span><text:span text:style-name="T70">k</text:span><text:span text:style-name="T57">ommunizieren oder <text:s/>handeln. An Anfang der Zeit der Reform und </text:span><text:span text:style-name="T70">Ö</text:span><text:span text:style-name="T57">ff</text:span><text:span text:style-name="T70">n</text:span><text:span text:style-name="T57">ung hatte </text:span><text:span text:style-name="T58">es in </text:span><text:span text:style-name="T57">China kein ausgezeichnet Erfinder </text:span><text:span text:style-name="T58">zu der Zeit</text:span><text:span text:style-name="T57">. </text:span><text:span text:style-name="T58">Um ein Vorbild f</text:span><text:span text:style-name="T70">ü</text:span><text:span text:style-name="T58">r das Volk zu bilden, hatte die Regierung Edison gew</text:span><text:span text:style-name="T70">ä</text:span><text:span text:style-name="T58">hlt, mit der Hoffnung, dass die Nachf</text:span><text:span text:style-name="T70">o</text:span><text:span text:style-name="T58">lg</text:span><text:span text:style-name="T70">e</text:span><text:span text:style-name="T58"> einige Erfahrung oder Insp</text:span><text:span text:style-name="T70">i</text:span><text:span text:style-name="T58">ration von Edisons Biograph etwas pos</text:span><text:span text:style-name="T70">i</text:span><text:span text:style-name="T58">tiv gewinnen koennen. </text:span><text:span text:style-name="T59">Bevor TRIZ verwendet die meisten Erfinder die Methode Versuch_Irrtum, Methode Versuch_Irrtum l</text:span><text:span text:style-name="T70">ä</text:span><text:span text:style-name="T59">uft so ab, erst <text:s/>hat die Erfinder eine Idee, dann versu</text:span><text:span text:style-name="T70">c</text:span><text:span text:style-name="T59">ht der Erfinder die Idee. Wenn die Idee nicht funktioniert, fangt der Erfinder an neue Idee zu finden. Der Erfinder macht so weiter bis eine geeignet L</text:span><text:span text:style-name="T70">ö</text:span><text:span text:style-name="T59">sung gefunden hat. Die Methode Versuch_Irrtum ist sehr </text:span><text:span text:style-name="T71">in</text:span><text:span text:style-name="T59">effizi</text:span><text:span text:style-name="T71">ent</text:span><text:span text:style-name="T59"> im Vergleich zu TRIZ.</text:span></text:p>
      <text:p text:style-name="P24"/>
      <text:p text:style-name="P119"><text:span text:style-name="T59">O</text:span><text:span text:style-name="T56">bwohl das, ob das Schoepfertum </text:span><text:span text:style-name="T60">mit</text:span><text:span text:style-name="T56"> </text:span><text:span text:style-name="T71">Ü</text:span><text:span text:style-name="T56">bungen oder Tra</text:span><text:span text:style-name="T71">i</text:span><text:span text:style-name="T56">ning </text:span><text:span text:style-name="T60">besser als mit andere</text:span><text:span text:style-name="T61">n</text:span><text:span text:style-name="T60"> Methoden </text:span><text:span text:style-name="T56">verbessern kann, noch ein </text:span><text:span text:style-name="T60">unbestimmte</text:span><text:span text:style-name="T56"> Frage ist, scheint es <text:s/>zu der ganz</text:span><text:span text:style-name="T60">en Teilnehmer</text:span><text:span text:style-name="T56"> </text:span><text:span text:style-name="T60">der TRIZ in China</text:span><text:span text:style-name="T56"> <text:s/>„</text:span><text:span text:style-name="T60">ja“ als Antwort. Insgesamt haben kann alles Organisation, welche mit TRIZ in China eng verb</text:span><text:span text:style-name="T71">ü</text:span><text:span text:style-name="T60">ndet, in 3 Gruppen unterteilen. Die Regierung, welche fuer die politische Sache zust</text:span><text:span text:style-name="T71">ä</text:span><text:span text:style-name="T60">ndig und in der entscheidende Position aller Organisationen ist. </text:span><text:span text:style-name="T62">Eine davon ist die Unis, welche zielt haupts</text:span><text:span text:style-name="T71">ä</text:span><text:span text:style-name="T62">chlich die Forschungen ab. Die Rest ist die Firmen, in die TRIZ so weiter wie m</text:span><text:span text:style-name="T71">ö</text:span><text:span text:style-name="T62">glich verwendet werden sollten. Die Logik hinter dieser Anordnungen ist das, dass ein Exp</text:span><text:span text:style-name="T71">e</text:span><text:span text:style-name="T62">rimenten irgendeiner </text:span><text:span text:style-name="T63">neuen</text:span><text:span text:style-name="T62"> Theorie in Bereich von TRIZ </text:span><text:span text:style-name="T63">exakt</text:span><text:span text:style-name="T62"> </text:span><text:span text:style-name="T63">ausf</text:span><text:span text:style-name="T71">ü</text:span><text:span text:style-name="T63">hrt werden k</text:span><text:span text:style-name="T71">ö</text:span><text:span text:style-name="T63">nnen und schnell </text:span><text:span text:style-name="T71">ü</text:span><text:span text:style-name="T63">berpr</text:span><text:span text:style-name="T71">ü</text:span><text:span text:style-name="T63">fen k</text:span><text:span text:style-name="T71">ö</text:span><text:span text:style-name="T63">nnen, ob diesem Theorie eine gute Effektiveness auf die Markt haben, Au</text:span><text:span text:style-name="T71">ß</text:span><text:span text:style-name="T63">e</text:span><text:span text:style-name="T71">r</text:span><text:span text:style-name="T63">dem kann mit dieser Anordnungen die neue Theorie verbessern, Nachdem die R</text:span><text:span text:style-name="T71">ü</text:span><text:span text:style-name="T63">ckmeldung der Exp</text:span><text:span text:style-name="T71">e</text:span><text:span text:style-name="T63">rimente in den Firmen auskommt. <text:s/></text:span></text:p>
      <text:p text:style-name="P25"/>
      <text:p text:style-name="P25"/>
      <text:p text:style-name="P120"><text:span text:style-name="T59">1.</text:span><text:span text:style-name="T56">6 </text:span><text:span text:style-name="T64">TRIZ in China sollten etwas </text:span><text:span text:style-name="T69">Sicht</text:span><text:span text:style-name="T64">bares sein.</text:span></text:p>
      <text:p text:style-name="P26"/>
      <text:p text:style-name="P121"><text:span text:style-name="T56">Die Organisationen der TRIZ in China glaube nicht an </text:span><text:span text:style-name="T65">theoretische </text:span><text:span text:style-name="T56">formelle </text:span><text:span text:style-name="T65">Ableitung der TRIZ, sondern an die praktische Ausf</text:span><text:span text:style-name="T71">ü</text:span><text:span text:style-name="T65">hrung der TRIZ in der Industrie. Die Regierung hat nicht nur Interesse fuer die durch TRIZ gewonnenen Profit, sondern auch an die Anzahl der <text:s/>durch TRIZ erworbenen Patenten. </text:span><text:span text:style-name="T66">Die durch Tirz gefundenen Technik liegen auf jeden auf im Kopf der Ingenieur und behaltet in de</text:span><text:span text:style-name="T71">m</text:span><text:span text:style-name="T66"> </text:span><text:span text:style-name="T71">Unternehmen</text:span><text:span text:style-name="T66">. Zugleich werden die durch TRIZ erworbenen Patenten in Paten</text:span><text:span text:style-name="T71">t</text:span><text:span text:style-name="T66">amt gut do</text:span><text:span text:style-name="T71">k</text:span><text:span text:style-name="T66">umentiert. Was mehr wichtig ist die Beiden Sache in eine einheitlich Datenbank einbringen. Damit diese Daten auch mit machine learning method verarbeiten kann. Dadurch </text:span><text:span text:style-name="T67">k</text:span><text:span text:style-name="T71">ö</text:span><text:span text:style-name="T67">nnen</text:span><text:span text:style-name="T66"> einige fuer Mensch schwer abziehbar</text:span><text:span text:style-name="T67">en</text:span><text:span text:style-name="T66"> Schlussfo</text:span><text:span text:style-name="T71">l</text:span><text:span text:style-name="T66">g</text:span><text:span text:style-name="T71">erung</text:span><text:span text:style-name="T66"> mit Computer </text:span><text:span text:style-name="T67">gefunden</text:span><text:span text:style-name="T66"> <text:s/></text:span><text:span text:style-name="T67">werden.</text:span><text:span text:style-name="T66"> </text:span><text:span text:style-name="T67">Die billige Anwendung f</text:span><text:span text:style-name="T71">ü</text:span><text:span text:style-name="T67">r diese Datenbank ist ein Bild zu stellen, um anderen, wer kaum Erk</text:span><text:span text:style-name="T71">e</text:span><text:span text:style-name="T67">nn</text:span><text:span text:style-name="T71">tn</text:span><text:span text:style-name="T67">is ueber <text:s/>TRIZ haben, zu </text:span><text:span text:style-name="T71">ü</text:span><text:span text:style-name="T67">berze</text:span><text:span text:style-name="T71">u</text:span><text:span text:style-name="T67">gt, <text:s/>dass TRIZ wirklich wirksam bei Verbesse</text:span><text:span text:style-name="T71">r</text:span><text:span text:style-name="T67">ung der Produkt oder des Anteils in der Markt ist. Solche Bilder brauchen auch die Politiker, um ihre Volk zu </text:span><text:span text:style-name="T71">ü</text:span><text:span text:style-name="T67">berzeugen. <text:s/></text:span></text:p>
      <text:p text:style-name="P27"/>
      <text:p text:style-name="P122"><text:soft-page-break/><text:span text:style-name="T67">I</text:span><text:span text:style-name="T56">n China hat die Regierung zahlreich Uni und Geb</text:span><text:span text:style-name="T71">ä</text:span><text:span text:style-name="T56">ude, in den Veranstaltungen der TRIZ stattfinden k</text:span><text:span text:style-name="T71">ö</text:span><text:span text:style-name="T56">nnen. Angesicht der Anzahl der absolvierten Studenten per Jahr(ca. 7 Million in 2018),welche durchschnittlich (weit) nicht so gute qualifiziert wie die Studenten in Deutschland sind, </text:span><text:span text:style-name="T68">m</text:span><text:span text:style-name="T71">ö</text:span><text:span text:style-name="T68">chten </text:span><text:span text:style-name="T56"><text:s/></text:span><text:span text:style-name="T68">s</text:span><text:span text:style-name="T56">ehr gr</text:span><text:span text:style-name="T71">öß</text:span><text:span text:style-name="T68">e</text:span><text:span text:style-name="T56"> Menge der Ingenieur <text:s/></text:span><text:span text:style-name="T68">gerne </text:span><text:span text:style-name="T56">die TRIZ erkennen. </text:span></text:p>
      <text:p text:style-name="P24"><text:s text:c="2"/></text:p>
      <text:p text:style-name="P28"/>
      <text:p text:style-name="P28">1.7 <text:span text:style-name="T151">Wachsende Einfluss</text:span></text:p>
      <text:p text:style-name="P28"/>
      <text:p text:style-name="P30"><text:span text:style-name="T152">Seit die Einführung der TRIZ in China in 2001 von iwint hatten TRIZ immer wachsende Einfluss. Die Gründen dafür sind folgende. 1. die Chinesische Wirtschaft brauchen TRIZ dringend, um die Struktur der Writschaft zu verändern, <text:s/>von ein Wirtschaft mit einer Struktur, mit der bei den Erstellungen der Produkte viele Ressourcen verschwendet werden, <text:s/>nach einer Umweltfreundlichen Wirtschaft. 2. Führung der Regierung spielt bei Wachsende Einfluss der TRIZ in China auch ein große Rolle, die Regierung hat die stärkste Nachrichtenagentur und </text:span>Propaganda. <text:span text:style-name="T153">3. Ein tiefer Grund dafür ist nach kulturelle Revolution in Sechziger und Siebziger hasst das Volk die politische <text:s/>Bewegungen, in denen hundert von tausend der Personen getötet. Solche Bewegungen haben auch die Wirtschaft vollständig ruiniert, Schlecht wirtschaftlich Zustand führt schlecht Lebensqualität für die Meisten.</text:span></text:p>
      <text:p text:style-name="P30"/>
      <text:p text:style-name="P48">Von Anfang <text:span text:style-name="T207">A</text:span>ch<text:span text:style-name="T207">t</text:span>ziger<text:span text:style-name="T207">jahre</text:span> respektiert China die westliche Kultur mehr als die chinesische alte Kultur, TRIZ ist eine typische Ergebnis von westlichen Kultur, obwohl TRIZ bis jetzt noch nicht wohl bewiesen werden. Viele bekannte Uni in China begann TRIZ zu forschen, einige Professor(8) an bestimmten Uni sogar hoffen, dass alle Studenten und Professoren an der Uni und Ingenieur,deren Anzahl in 2011 ca 38.5 Millionen, in China in nicht so weit Zukunft , TRIZ kennenzulernen. </text:p>
      <text:p text:style-name="P30"/>
      <text:p text:style-name="P31"><text:span text:style-name="T154">TRIZ funktioniert in in viele großer staatlich Firma wie </text:span>China Schiffbau Schwerindustrie <text:span text:style-name="T154">und </text:span>Chengdu Flugzeugfabrik…, <text:span text:style-name="T154">Diese erfolgreichen Beispiel macht die TRIZ bekannt <text:s/>und akzeptierbar <text:s/>fuer die <text:s/></text:span>Geschäftsinhaber. <text:s/><text:span text:style-name="T154">Die Geschäftsinhaber sind die meisten Teilnehmer der Trainingskurs der TRIZ. Welche normalerweise ziele teuer ist im Vergleich zu anderen Trainingskurs.</text:span></text:p>
      <text:p text:style-name="P31"/>
      <text:p text:style-name="P46">Mit Wachsende Einfluss der TRIZ in China wird die Wirtschaft von einer <text:s/>niedrigen Niveau auf eine relative h<text:span text:style-name="T207">ö</text:span>heres Niveau gelandet. Fuer die Softwarefirma und Firma wie Bank ist TRIZ fast hilflos. In diese Bereich <text:span text:style-name="T155">haben</text:span> noch TRIZ keine Pl<text:span text:style-name="T207">ä</text:span>tz.</text:p>
      <text:p text:style-name="P46"/>
      <text:p text:style-name="P46"/>
      <text:p text:style-name="P47">1.8 <text:span text:style-name="T156">Erfinden und Erfinder in der öffentlich Meinung</text:span></text:p>
      <text:p text:style-name="P47"/>
      <text:p text:style-name="P32"><text:span text:style-name="T156">Erfinder wird hoch respektiert, zugleich wird der methodologische Fortschritt bei Denken und erfinderisches Denken wenige beachtet. Weltbekannte Erfinder wie Zeppelin oder Edison sind jetzt absolute berühmt in weniger als 30 Jahre junge Menschen. Erfinderisches Denken und methodologische Fortschritte bei Denken kann nicht von den meisten Personen oder Student erklärt werden. Wenn es um die Methodologie geht, dann sollten erst die Ontologie und Erkenntnistheorie kennen, welche den normalen Personen ganz nicht leicht in kurz Zeit zu verstehen sind. Besondere schwerer ist es in ein asiatisches Land,wo die alte griechische Kultur der Philosophie verpasst werden. Statt Mathe und Naturphilosophie <text:s/>hatte es in China soziale Philosophie entwickelt, <text:s/>so legte die chinesische Philosophie mehr Wert auf die Relationen zwischen Menschen. Für <text:s/></text:span>Konfuzius <text:span text:style-name="T157">ist diese Relation Hierarchie und Ordnungen. Solche Philosophie prägen auf heutigen Chinesen ein. Aus diesen Grund war Edison früher ganz positives Beispiel, jetzt ist sein Effekt in China nicht so positiv, wenn mehr und mehr Leute wissen, was passierte zwischen Edison und </text:span>Tesla.</text:p>
      <text:p text:style-name="P32"/>
      <text:p text:style-name="P33"><text:soft-page-break/><text:span text:style-name="T158">In chinesischen Volksmund wird Erfinder mit „gut ausgebildet“,“ leistungsfähig“,“hoch intelligent“ verbunden. Wer in dieser Bereich ein Stelle haben, zu forschen oder zu trainieren, wird auch respektiert von die meisten Volk, sodass die Professor aus Fakultät der Kunst die TRIZ forschen möchten, nachdem die anfänglich Arbeite der Verbreitung der TRIZ in China <text:s/>meisten von dem frühen in Ingenieur Studiengang absolvierten Professoren geleistet haben. Es gibt auch ein klein Kreis von Leute, die TRIZ mit „</text:span>Pseudowissenschaft“ <text:s/><text:span text:style-name="T159">bezeichnet. <text:s/>Solche Meinung haben wenige Unterstützung der Bevölkerung bekommt.</text:span></text:p>
      <text:p text:style-name="P33"/>
      <text:p text:style-name="P34"><text:span text:style-name="T160">Erfinden ist den Chinesen ein </text:span>Geheimnisvoll <text:span text:style-name="T160">Wörter. Fast jede Chinesen möchten Etwas zu erfinden, damit er die Anerkennung der Gesellschaft erhaltet, um eine bessere Berufsaussicht zu haben. Wenn Sie ein Chance anbietet werden, die Kompetenz der Erfinden zu haben, sie werden mit großer Möglichkeit die Chance erste nehmen, ohne Überlegung ob die Kompetenz wirkliche am Ende schaffbar ist. Im Gegensatz zum westlichen hoch entwickelte Ländern sind die Gesetz in vieler Bereich besondere in </text:span>Hightech-Bereich<text:span text:style-name="T160"> in China nicht so klar und vollständig, was macht die Anerkennung der Gesellschaft sehr wichtig.</text:span></text:p>
      <text:p text:style-name="P34"/>
      <text:p text:style-name="P34"/>
      <text:p text:style-name="P34"><text:span text:style-name="T161">1.9 </text:span>Nationales Forschungszentrum für technologische Innovation Methode und Werkzeug<text:span text:style-name="T164">(7)</text:span> <text:span text:style-name="T162">als Gründerparkett und </text:span>Ministerium für Wissenschaft <text:span text:style-name="T163">als Gründerpate</text:span></text:p>
      <text:p text:style-name="P34"/>
      <text:p text:style-name="P93"><text:span text:style-name="T73">Im Juli 2007 antwortete </text:span><text:span text:style-name="T75">Pre</text:span><text:span text:style-name="T132">mier</text:span><text:span text:style-name="T75">minister</text:span><text:span text:style-name="T73"> </text:span><text:span text:style-name="T75">JiabaoWen</text:span><text:span text:style-name="T73"> die Brief von 3 Wissenschaftler DahengWang, DongshengLiu, DuYe und Anweisungen gegeben,</text:span><text:span text:style-name="T74">welche lautet <text:s/>“F</text:span><text:span text:style-name="T132">ü</text:span><text:span text:style-name="T74">r die unabhängige Innovation kommt Methode zuerst“. <text:s/></text:span><text:span text:style-name="T9">das Ministerium für Wissenschaft, </text:span><text:span text:style-name="T74">Ministerium für Wissenschaft,Bildungsministerium </text:span><text:span text:style-name="T10">und </text:span><text:span text:style-name="T74">Wissenschafts- und Technologieverband arbeitete zusammen zur Verbreitungen und weiteren Forschung der TRIZ. Locale Regierungen in verschiedenen Provinz in China folgte die oben 4 Organisation nahe. </text:span><text:span text:style-name="T75">Das Ministerium f</text:span><text:span text:style-name="T132">ü</text:span><text:span text:style-name="T75">r Wissensch</text:span><text:span text:style-name="T132">a</text:span><text:span text:style-name="T75">ft hatte daf</text:span><text:span text:style-name="T132">ü</text:span><text:span text:style-name="T75">r auch eine Forschungsausschuss gebild</text:span><text:span text:style-name="T132">e</text:span><text:span text:style-name="T75">t. </text:span><text:span text:style-name="T76">Alle Unis, die am <text:line-break/>Anfang 2008 TRIZ forscht, br</text:span><text:span text:style-name="T132">a</text:span><text:span text:style-name="T76">nnte</text:span><text:span text:style-name="T132">n</text:span><text:span text:style-name="T76"> auf die fina</text:span><text:span text:style-name="T132">n</text:span><text:span text:style-name="T76">zielle Unterst</text:span><text:span text:style-name="T132">ü</text:span><text:span text:style-name="T76">tz</text:span><text:span text:style-name="T132">ung</text:span><text:span text:style-name="T76"> von Ministerium f</text:span><text:span text:style-name="T132">ü</text:span><text:span text:style-name="T76">r Wissensch</text:span><text:span text:style-name="T132">a</text:span><text:span text:style-name="T76">f</text:span><text:span text:style-name="T132">t</text:span><text:span text:style-name="T76">. F</text:span><text:span text:style-name="T79">uer die Auswahl der Firm</text:span><text:span text:style-name="T132">en</text:span><text:span text:style-name="T79">, welche erst die <text:s/>TRIZ Training teilneh</text:span><text:span text:style-name="T132">m</text:span><text:span text:style-name="T79">en werden, ex</text:span><text:span text:style-name="T132">is</text:span><text:span text:style-name="T79">tiert einige Regel</text:span><text:span text:style-name="T132">s</text:span><text:span text:style-name="T79"> . Das Büro für Wissenschaft und Technologie(8) in HeiLongJiang Provinz, </text:span><text:span text:style-name="T84">welches ein Ausschluss von Ministerium f</text:span><text:span text:style-name="T132">ü</text:span><text:span text:style-name="T84">r Wissenschaft in HeilongJiang ist,</text:span><text:span text:style-name="T79"> hat uns ein gute Beispiel de</text:span><text:span text:style-name="T132">s</text:span><text:span text:style-name="T79"> Ausw</text:span><text:span text:style-name="T132">a</text:span><text:span text:style-name="T79">hl der Firma in China gegeben. </text:span><text:span text:style-name="T80">Einige notwendige Bedingungen daf</text:span><text:span text:style-name="T132">ü</text:span><text:span text:style-name="T80">r sind, erst die Umsatz der Firma per Jahr sollte mehr als 5 Million RMB, <text:s/>Tax per Jahr sollte mehr als 0.5 <text:s/>Million. Die Firm</text:span><text:span text:style-name="T81">en</text:span><text:span text:style-name="T80"> m</text:span><text:span text:style-name="T132">ü</text:span><text:span text:style-name="T80">ssen in der Bereich von fortschrittlichen Herstellung, Information, neuen Mat</text:span><text:span text:style-name="T132">e</text:span><text:span text:style-name="T80">rial, neuen Ene</text:span><text:span text:style-name="T81">r</text:span><text:span text:style-name="T80">gie, </text:span><text:span text:style-name="T132">B</text:span><text:span text:style-name="T80">iologie und Medizin, </text:span><text:span text:style-name="T132">U</text:span><text:span text:style-name="T80">mweltschutz und öffentliche Sicherheit </text:span><text:span text:style-name="T81">legen. Und mindesten ein <text:s/>Patent der Erfindung oder andere gleich identifizierten Patent st</text:span><text:span text:style-name="T133">and</text:span><text:span text:style-name="T81"> auch in der Bedingungen. Nachdem die Firma als qualifizierte gew</text:span><text:span text:style-name="T133">ä</text:span><text:span text:style-name="T81">hlt werden, kommt dann die</text:span><text:span text:style-name="T82"> kraftvoll</text:span><text:span text:style-name="T81"> Unterst</text:span><text:span text:style-name="T133">ü</text:span><text:span text:style-name="T81">tzung von die Organisation n</text:span><text:span text:style-name="T133">ä</text:span><text:span text:style-name="T81">mlich </text:span><text:span text:style-name="T79">Büro für Wissenschaft und Technologie in HeiLongJiang Provinz. </text:span><text:span text:style-name="T83">Die Untersch</text:span><text:span text:style-name="T133">ü</text:span><text:span text:style-name="T83">tzen bedeckte hauptsächlich die Priorität der </text:span><text:span text:style-name="T133">F</text:span><text:span text:style-name="T83">irm</text:span><text:span text:style-name="T133">en</text:span><text:span text:style-name="T83"> bei allen Projekten fuer die locale Regierung, Hilfe der Professor der TRIZ, wer von der Regierung organisiert werden, bei Innovation. </text:span><text:span text:style-name="T84">Diese Unters</text:span><text:span text:style-name="T133">tü</text:span><text:span text:style-name="T84">tzung ist nicht mit Geld messbar, wenn die messbar w</text:span><text:span text:style-name="T133">ä</text:span><text:span text:style-name="T84">re, dann lohnt die mindesten Millionen. </text:span><text:span text:style-name="T85">Die Anzahl der </text:span><text:span text:style-name="T133">F</text:span><text:span text:style-name="T85">irmen ist 130(9), die Training betrifft 4000 Personen. <text:s/></text:span></text:p>
      <text:p text:style-name="P51"/>
      <text:p text:style-name="P94"><text:span text:style-name="T76">Nach 11 Jahren ist jetzt TRIZ </text:span><text:span text:style-name="T77">fast </text:span><text:span text:style-name="T79">in aller gro</text:span><text:span text:style-name="T133">ß</text:span><text:span text:style-name="T79">e Firma</text:span><text:span text:style-name="T77"> in allen Provinz eine der bekannt</text:span><text:span text:style-name="T133">e</text:span><text:span text:style-name="T77">ste Theorie.</text:span></text:p>
      <text:p text:style-name="P52"/>
      <text:p text:style-name="P124"><text:span text:style-name="T77">I</text:span><text:span text:style-name="T8">n der </text:span><text:span text:style-name="T133">k</text:span><text:span text:style-name="T8">ommunistische Pa</text:span><text:span text:style-name="T133">r</text:span><text:span text:style-name="T8">tei ist aller Veranstaltungen die F</text:span><text:span text:style-name="T133">ü</text:span><text:span text:style-name="T8">hrung von oben oder die unterst</text:span><text:span text:style-name="T133">ü</text:span><text:span text:style-name="T8">tz</text:span><text:span text:style-name="T133">ung</text:span><text:span text:style-name="T8"> von oben in der Pa</text:span><text:span text:style-name="T133">r</text:span><text:span text:style-name="T8">tei immer sehr wichtig. </text:span><text:span text:style-name="T75">Im Jahr 2012 war Likeqiang Preminister, er betont mehr an <text:s/>dem <text:s/>Modelle „Internet+“ </text:span><text:span text:style-name="T8">der Wirtschaft</text:span><text:span text:style-name="T75">. </text:span><text:span text:style-name="T85">Trotzdem</text:span><text:span text:style-name="T75"> </text:span><text:span text:style-name="T85">ha</text:span><text:span text:style-name="T86">t</text:span><text:span text:style-name="T85"> TRIZ </text:span><text:span text:style-name="T86">bis jetzt</text:span><text:span text:style-name="T85"> in China noch ein</text:span><text:span text:style-name="T86">e</text:span><text:span text:style-name="T85"> gro</text:span><text:span text:style-name="T133">ß</text:span><text:span text:style-name="T86">e Markt. </text:span></text:p>
      <text:p text:style-name="P49"/>
      <text:p text:style-name="P49"><text:soft-page-break/></text:p>
      <text:p text:style-name="P125"><text:span text:style-name="T75">2 </text:span><text:span text:style-name="T78">Rahmenbedingungen der TRIZ in den 21 Jahrhundert</text:span></text:p>
      <text:p text:style-name="P55"/>
      <text:p text:style-name="P126"><text:span text:style-name="T78">2.</text:span><text:span text:style-name="T8">1 Das gesellschaftliche Ansehen der Erfinder in China</text:span></text:p>
      <text:p text:style-name="P56"/>
      <text:p text:style-name="P95"><text:span text:style-name="T95">Erfinder in China </text:span><text:span text:style-name="T87">werden</text:span><text:span text:style-name="T88"> </text:span><text:span text:style-name="T87">gute k</text:span><text:span text:style-name="T133">ü</text:span><text:span text:style-name="T87">mmert von der Regierungen, </text:span><text:span text:style-name="T88">viele Title wurde </text:span><text:span text:style-name="T133">ver</text:span><text:span text:style-name="T88">teilt auf <text:s/>den Erfinder und viele Vorteile,wie </text:span><text:span text:style-name="T89">Kredit bei Ausleihen der Geld von staatlichen Banken und so weit, </text:span><text:span text:style-name="T88"><text:s/>haben die Erfinden </text:span><text:span text:style-name="T90">im vergleichen </text:span><text:span text:style-name="T89"><text:s/></text:span><text:span text:style-name="T90">zum</text:span><text:span text:style-name="T89"> anderen </text:span><text:span text:style-name="T90">normalen</text:span><text:span text:style-name="T89"> Leute. </text:span><text:span text:style-name="T90">Was nicht gute strikt gesch</text:span><text:span text:style-name="T133">ü</text:span><text:span text:style-name="T90">tzt werden, ist die Patenten, welche von dem Erfinder erworben werden. </text:span><text:span text:style-name="T91">Die gesetzliche Schutz der Patent und Copyright sind eine kompliziert Aufgabe. Fuer eine kommunistische Regierung scheint diese Aufgabe immer eine u</text:span><text:span text:style-name="T133">n</text:span><text:span text:style-name="T91">m</text:span><text:span text:style-name="T133">ö</text:span><text:span text:style-name="T91">glich Aufgabe. Die </text:span><text:span text:style-name="T92">Logik dahinter ist, dass das Volk in der kommunistische Nation gemein arm und das Kosten einer Patent ziemlich ist, wenn es eine streng Sch</text:span><text:span text:style-name="T133">u</text:span><text:span text:style-name="T92">tz der Patent gab, dann ist das Kosten dem meisten Volk bez</text:span><text:span text:style-name="T133">ü</text:span><text:span text:style-name="T92">glich der Einkommen untragbar, welche f</text:span><text:span text:style-name="T133">ü</text:span><text:span text:style-name="T92">hrt zu Schade der Wirtschaft und </text:span><text:span text:style-name="T93">dem Volk nicht</text:span><text:span text:style-name="T92"> </text:span><text:span text:style-name="T93">zum <text:s/>Z</text:span><text:span text:style-name="T92">ufrieden</text:span><text:span text:style-name="T93">heit</text:span><text:span text:style-name="T92"> des Lebensqualit</text:span><text:span text:style-name="T133">ä</text:span><text:span text:style-name="T92">t. </text:span><text:span text:style-name="T93">Seit 2015 hatte die chinesische Regierung entschieden, </text:span><text:span text:style-name="T94">au</text:span><text:span text:style-name="T133">ß</text:span><text:span text:style-name="T94">er die Teufel</text:span><text:span text:style-name="T133">s</text:span><text:span text:style-name="T94">kreis zu gehen. Eine bedeutsame </text:span><text:span text:style-name="T133">Ä</text:span><text:span text:style-name="T94">nderu</text:span><text:span text:style-name="T133">n</text:span><text:span text:style-name="T94">g ist dass jetzt in Baidu(die grosseste Search Machine in China, dessen Begruender ist der Nuewa einem Stellervertretender Gouverneur in <text:s/></text:span><text:span text:style-name="T96">einer</text:span><text:span text:style-name="T94"> Provinz in </text:span><text:span text:style-name="T96">China</text:span><text:span text:style-name="T94">) fast kein frei Res</text:span><text:span text:style-name="T133">s</text:span><text:span text:style-name="T94">ource <text:s/>von Buch gefun</text:span><text:span text:style-name="T133">d</text:span><text:span text:style-name="T94">en werden.</text:span><text:span text:style-name="T96"> In Alibaba existiert jetzt weniger Fälschung der Produkt der bekannten Mark.</text:span></text:p>
      <text:p text:style-name="P57"/>
      <text:p text:style-name="P96"><text:span text:style-name="T97">In China ist Patent in 3 Klasse unterteilt, naemlich Erfindungspatent, Gebrauchsmuster und Design . </text:span><text:span text:style-name="T98">Fuer das Design ist die Beantragung am Patentamt am</text:span><text:span text:style-name="T92"> einfachsten</text:span><text:span text:style-name="T91">, </text:span><text:span text:style-name="T98">entspricht ist die Verteidigung di</text:span><text:span text:style-name="T101">e</text:span><text:span text:style-name="T98">ser Patent am schw</text:span><text:span text:style-name="T133">ä</text:span><text:span text:style-name="T98">chsten. </text:span></text:p>
      <text:p text:style-name="P58"/>
      <text:p text:style-name="P127"><text:span text:style-name="T8">Ob </text:span><text:span text:style-name="T99">mit </text:span><text:span text:style-name="T8">eine</text:span><text:span text:style-name="T99">r</text:span><text:span text:style-name="T8"> Patent</text:span><text:span text:style-name="T102">(10)</text:span><text:span text:style-name="T8"> Geld verdienen </text:span><text:span text:style-name="T99">werden konnte</text:span><text:span text:style-name="T8">, h</text:span><text:span text:style-name="T133">ä</text:span><text:span text:style-name="T8">ngt davon ab, ob die Patent </text:span><text:span text:style-name="T99">die</text:span><text:span text:style-name="T8"> Markt haben und ob eine Firma gibt, das diese Patent k</text:span><text:span text:style-name="T133">au</text:span><text:span text:style-name="T8">fen oder benutzen m</text:span><text:span text:style-name="T133">ö</text:span><text:span text:style-name="T8">chten. </text:span><text:span text:style-name="T99">Die Preis der normalen Patent beim <text:s/>Verkauf ist <text:s/>2000-3000 RMB in 2018, f</text:span><text:span text:style-name="T133">ü</text:span><text:span text:style-name="T99">r einige wichtige Preis ist die Preis h</text:span><text:span text:style-name="T133">ö</text:span><text:span text:style-name="T99">her von 10 Tausend RMB bis 1000 Tausend RMB. F</text:span><text:span text:style-name="T133">ü</text:span><text:span text:style-name="T99">r die Zulassung der Patent </text:span><text:span text:style-name="T100">bei Verwendungen</text:span><text:span text:style-name="T99"> bracht ein ausf</text:span><text:span text:style-name="T133">ü</text:span><text:span text:style-name="T99">hrlich Vertrag zwischen die Firma und d</text:span><text:span text:style-name="T100">em</text:span><text:span text:style-name="T99"> Inhaber </text:span><text:span text:style-name="T100">der Patent. Mit Patent kann man auch von Bank Geld ausleihen, wie Betrag der Geld entscheidet die Bewertung der Patent bei der <text:s/>Bank. Patent kann auch mit </text:span><text:span text:style-name="T101">Stock austauschen.</text:span><text:span text:style-name="T100"> Hier ist die </text:span><text:span text:style-name="T101">vier</text:span><text:span text:style-name="T100"> Wegen, auf die Erfinder durch Patent Geld verdienen, aber realistisch gesagt, die ist schwer , wegen zahlreich </text:span><text:span text:style-name="T133">ä</text:span><text:span text:style-name="T100">h</text:span><text:span text:style-name="T133">n</text:span><text:span text:style-name="T100">lich</text:span><text:span text:style-name="T133">e</text:span><text:span text:style-name="T100"> Patent</text:span><text:span text:style-name="T101">en</text:span><text:span text:style-name="T100"> gibt es in chinesische Patentamt. Ohne ausf</text:span><text:span text:style-name="T133">ü</text:span><text:span text:style-name="T100">hrlich Gesetz ist die Korruption in Patentamt eine typische Kr</text:span><text:span text:style-name="T133">ä</text:span><text:span text:style-name="T100">nkung. </text:span><text:span text:style-name="T101">Aber f</text:span><text:span text:style-name="T133">ü</text:span><text:span text:style-name="T101">r die Firmen,welche von dem Minist</text:span><text:span text:style-name="T134">e</text:span><text:span text:style-name="T101">rium <text:s/>der Wissenschaft fuer das Train</text:span><text:span text:style-name="T134">ing</text:span><text:span text:style-name="T101"> der TRIZ gew</text:span><text:span text:style-name="T134">ä</text:span><text:span text:style-name="T101">hlt werden, ist es mehr leicht <text:s/>mit Innovation eine Patent bei Patentamt zu beantragen. <text:s/></text:span></text:p>
      <text:p text:style-name="P60"/>
      <text:p text:style-name="P97"><text:span text:style-name="T101">D</text:span><text:span text:style-name="T104">ie in der Patentamt in China von2012-2014 angemeldeten Patent werden nur 2 % angewendet. </text:span><text:span text:style-name="T103">Im Falle einer Markenverletzung bel</text:span><text:span text:style-name="T134">ä</text:span><text:span text:style-name="T103">uft sich die durchschnittlichen Entschädigungsbetrag </text:span><text:span text:style-name="T105">nach de</text:span><text:span text:style-name="T134">m</text:span><text:span text:style-name="T105"> Urteil der Gericht </text:span><text:span text:style-name="T103">auf 62 Tausenden RMB in China, Dies</text:span><text:span text:style-name="T105">er Betrag</text:span><text:span text:style-name="T103"> s</text:span><text:span text:style-name="T105">teht nicht verhältnismäßig</text:span><text:span text:style-name="T103"> zu den großen Anstrengungen der </text:span><text:span text:style-name="T106">I</text:span><text:span text:style-name="T105">nhaber</text:span><text:span text:style-name="T103">, die Marke für eine lange Zeit aufrechtzuerhalten. solch Betrag in </text:span><text:span text:style-name="T106">Europa und </text:span><text:span text:style-name="T103"><text:s/>USA </text:span><text:span text:style-name="T106">ist mehr hoch, Es bet</text:span><text:span text:style-name="T134">rug</text:span><text:span text:style-name="T106"> in USA in selben Jahren</text:span><text:span text:style-name="T103"> 29 Million.</text:span><text:span text:style-name="T106"> </text:span><text:span text:style-name="T103"><text:s text:c="3"/></text:span></text:p>
      <text:p text:style-name="P73"/>
      <text:p text:style-name="P59">2.2 Freiraeume, <text:span text:style-name="T168">sachbedingten Hürden und Animationspunkte der Erfindertätigkeit</text:span></text:p>
      <text:p text:style-name="P59"/>
      <text:p text:style-name="P61">Die Trainingskur<text:span text:style-name="T208">s</text:span> der TRIZ teilnehmenden Ingenieur zielt neben dem Training <text:s/>darauf, bei dem Training <text:s/>ihm selbst wertvolle Ingenieur zu kennen und mit der wertvolle Person dort Freunden zu machen. In der chinesischen Gesellschaft hei<text:span text:style-name="T208">ß</text:span>t d<text:span text:style-name="T169">as</text:span> <text:span text:style-name="T169">Wahl,mit wem zusammen zu arbeiten,</text:span> Freir<text:span text:style-name="T208">ä</text:span>ume. <text:span text:style-name="T169">Dieses Wahl ist auch bei innovative Prozess entscheidende Sache. Welche mehr oder wenig wie MBA(Master Business Adminstration) in China. Wobei die Hauptaufgabe ist berühmten Person oder Stars kennenzulernen und mit andere Personen eine Freundschaft zu verstärken. Fuer </text:span><text:soft-page-break/><text:span text:style-name="T169">eine Person wird die Fähigkeit, mit verschiedenen Charakter habenden Personen gut zusammenzuarbeiten, wird wichtiger als andere Kompetenz betrachtet.</text:span></text:p>
      <text:p text:style-name="P61"/>
      <text:p text:style-name="P62">Exakte <text:span text:style-name="T169">benötige Information zu bekommen, ist die sachbedingten Hürden der Erfindertätigkeit, wenn ein Erfinder eine Patent erworben möchten. Diese Hürden vergrößert sich, falls der Gesetz nicht vollständig ist. Dabei spielt Korruption eine große Rolle. Z.b bei Überprüfung der Mark in dem Patentamt ist es sehr subjektiv(11), der Sachbearbeiter entscheidet, ob diese Überprüfungen funktioniert. </text:span></text:p>
      <text:p text:style-name="P62"/>
      <text:p text:style-name="P38"><text:span text:style-name="T175">Zielgruppen der Training der TRIZ sind Ingenieur, Verwalter und Student. Von denen auch Erfinderische Aktivität erwartet werden. Nach Organisation hatte das Training der TRIZ verschiedenen Modell, z.B wenn das Training von Hebei Industrie Uni ausgeführt werden, dann ist <text:s/>das Modell MEOTM, wenn das Training von Iwint ausgeführt werden, dann ist das Modell anderes, z.b DAOV(y+2)(12), DAVO bedeutet Define Analyse Optimise Verify. <text:s/>Y ist Jahr(year) <text:s/>auf Englische, y+2 impliziert, was sollten oder müssen eine Firma tun in 2 Jahren. Mit verschiedenen Trainingsmodell ist die Animationspunkte der Erfindertätigkeit unterschied. Es gibt keine einheitliche Modell in China, obwohl alle Modell die gleich Basis haben und alle Organisation versucht hatte, TRIZ zu s</text:span>tandardisier<text:span text:style-name="T174">en.</text:span></text:p>
      <text:p text:style-name="P38"/>
      <text:p text:style-name="P38"/>
      <text:p text:style-name="P64">2.3 Einfluss des Themencharakters und der Themenvorbereitung auf <text:span text:style-name="T180">die erfinderische Aktivität</text:span></text:p>
      <text:p text:style-name="P64"/>
      <text:p text:style-name="P65">In von der kommunistischen Pa<text:span text:style-name="T208">r</text:span>tei gef<text:span text:style-name="T208">ü</text:span>hrte Land wie China dient die Wirtschaft der Politik. Die Staats haben eine stark Kontroll<text:span text:style-name="T208">e</text:span> der Wirtschaft trotz dem Wille, dass das Wirtschaft mehr Freiheit gegeben werden sollen. <text:span text:style-name="T179">Fuer die erfinderische Aktivität gibt es auch eine Leitlinie von der <text:s/>Regierung im Namen des Gesellschaft, welche <text:s/>die erfinderischen Aktivitäten beschränkt und leitet.</text:span></text:p>
      <text:p text:style-name="P65"/>
      <text:p text:style-name="P66">In vorbeikommenden vierzig Jahren haben die chinesische Wirtschaft schnell entwickelt, so haben jetzt die Regierung relativ gen<text:span text:style-name="T208">ü</text:span>ge Ressource ihre Perspektivplan aus zu f<text:span text:style-name="T208">ü</text:span>hren. <text:span text:style-name="T181">Die Firmen bevorzugen, d</text:span>ie Themen <text:span text:style-name="T181">zu</text:span> <text:span text:style-name="T181">nehmen</text:span>, welche in der Per<text:span text:style-name="T209">spek</text:span>tivplan der zentralen Regierung liegen, w<text:span text:style-name="T181">erden. Damit können sie mehr sogar große Unterstützung von allen Seiten erhalten. In heutigen China sind alle hoch technologische Erfindung von dem <text:s/>Staat direkt oder indirekt finanziert. Die 5- Jährige Planung der Regierung dominiert seit 40 Jahren schon die erfinderische Aktivität.</text:span></text:p>
      <text:p text:style-name="P66"/>
      <text:p text:style-name="P74">In 2018 hatte ein Professor <text:span text:style-name="T209">heißend</text:span> Jiankui He eine Experimente der Gene-Editor bei Menschen ohne genug Beweisen der Sicherheit gemacht, was f<text:span text:style-name="T209">ü</text:span>hrte direkt dazu, dass er seine Stelle als Professor an einer der bekannt Uni in China <text:s/>verloren. Er lebt jetzt unter der <text:span text:style-name="T209">Ü</text:span>berwachung der Polizei. <text:s text:c="2"/></text:p>
      <text:p text:style-name="P66"/>
      <text:p text:style-name="P39"><text:span text:style-name="T182">2.4 Erfinden in China als Basis f</text:span>inanzielle<text:span text:style-name="T183">r</text:span> Freiheit</text:p>
      <text:p text:style-name="P67"/>
      <text:p text:style-name="P100"><text:span text:style-name="T110">Abhraham Maslow hatte die Maslowsche Be</text:span><text:span text:style-name="T111">d</text:span><text:span text:style-name="T110">u</text:span><text:span text:style-name="T111">e</text:span><text:span text:style-name="T110">rfnishierarchie</text:span><text:span text:style-name="T111">(12)</text:span><text:span text:style-name="T110"> entwick</text:span><text:span text:style-name="T135">e</text:span><text:span text:style-name="T110">lt, welche die </text:span>menschliche <text:span text:style-name="T184">Befuerfnisse</text:span> und <text:span text:style-name="T184">Motivationen <text:s/></text:span>in einer hierarchischen Struktur <text:span text:style-name="T184">auf ein vereinfacht Weise. Diese Hierarchie ist aus p</text:span><text:span text:style-name="T8">sychologisch</text:span><text:span text:style-name="T184"> Sicht. Und ahnlich gibt es auch eine Beduerfnishierarchie aus inanzieleller Sicht. In der Beduerfnishierarchie gibt insgesamt 9 Schichten.</text:span></text:p>
      <text:p text:style-name="P137">1.Supermarktsfreiheit</text:p>
      <text:p text:style-name="P138">Wenn Sie ins Supermarkt gehen, kaufen die Dings, die sie benotige, egal ob das Preis der Dings einige hoch ist.</text:p>
      <text:p text:style-name="P134"><text:span text:style-name="T189">2</text:span>.Essen-Freiheit</text:p>
      <text:p text:style-name="P98"><text:soft-page-break/><text:span text:style-name="T186">Wenn man ins </text:span><text:span text:style-name="T8">Restaurants zum Essen </text:span><text:span text:style-name="T112">gehen</text:span><text:span text:style-name="T8">, </text:span><text:span text:style-name="T112">sie gehen </text:span><text:span text:style-name="T8">in</text:span><text:span text:style-name="T112">s</text:span><text:span text:style-name="T8"> <text:s/>Restaurant, </text:span><text:span text:style-name="T112">die </text:span><text:span text:style-name="T8"><text:s/>sie gehen möchten, was als erstes in Betracht gezogen werden, sind die Gerichte, die Dekoration, der Service und nicht der Preis des </text:span><text:span text:style-name="T112">Gerichte</text:span><text:span text:style-name="T8">.</text:span></text:p>
      <text:p text:style-name="P98"><text:span text:style-name="T114">3</text:span><text:span text:style-name="T112">.</text:span><text:span text:style-name="T8">Reisefreiheit<text:line-break/>Solange Sie bereit sind zu </text:span><text:span text:style-name="T112">reisen</text:span><text:span text:style-name="T8">, <text:s/></text:span><text:span text:style-name="T112">Bei W</text:span><text:span text:style-name="T135">ä</text:span><text:span text:style-name="T112">hlen der Sehen</text:span><text:span text:style-name="T135">s</text:span><text:span text:style-name="T112">w</text:span><text:span text:style-name="T135">ü</text:span><text:span text:style-name="T112">rdigkeit <text:s/>kommt <text:s/>das Preis nicht zum erst, sonder die innere Interesse, wohin Sie reisen m</text:span><text:span text:style-name="T135">ö</text:span><text:span text:style-name="T112">chten.</text:span></text:p>
      <text:p text:style-name="P135"><text:span text:style-name="T114">4</text:span><text:span text:style-name="T8">. Auto-Freiheit</text:span></text:p>
      <text:p text:style-name="P99"><text:span text:style-name="T113">wenn das Preis der meisten Autos mit verschiedenen Mark</text:span><text:span text:style-name="T135">en</text:span><text:span text:style-name="T113"> innerhalb ihrer finanzieller F</text:span><text:span text:style-name="T135">ä</text:span><text:span text:style-name="T113">higkeit liegen, die Auto</text:span><text:span text:style-name="T8"> nicht mehr nur ein Transportmittel, sondern ein wesentlicher Bestandteil ihrer Lebensqualität.</text:span></text:p>
      <text:p text:style-name="P136"><text:span text:style-name="T114">5</text:span><text:span text:style-name="T8">.Ausbildungsfreiheit</text:span></text:p>
      <text:p text:style-name="P68">Ihre finanzielle Kraft kann garantieren, dass eine qualitativ hochwertige öffentliche oder private Ausbildung für die nächste Generation bieten. Ob es um den Kauf <text:span text:style-name="T187">von Hause</text:span> <text:span text:style-name="T187">in </text:span>Schulbezirken oder die Zahlung hoher Studiengebühren geht, Es ist der Wunsch jedes Elternteils, um die gute Ausbildung der Kinder zu sorgen.</text:p>
      <text:p text:style-name="P41"><text:span text:style-name="T189">6.</text:span>Arbeitsfreiheit<text:line-break/>Solange Sie dazu bereit sind, können Sie diesen Job oder den Job nach <text:span text:style-name="T187">i</text:span>hren eigenen Interessen wählen, <text:span text:style-name="T187">dran </text:span>arbeiten oder nicht <text:span text:style-name="T187">dran</text:span> arbeiten, es ist Ihnen egal, ob diese Arbeit <text:span text:style-name="T187">viel verdient</text:span>, aber Sie achten mehr auf den Spaß und das Erfolgserlebnis, das die Arbeit mit sich bringt.</text:p>
      <text:p text:style-name="P41"><text:span text:style-name="T189">7.</text:span>Medizinische Freiheit</text:p>
      <text:p text:style-name="P69">Bei<text:span text:style-name="T209">m</text:span> W<text:span text:style-name="T209">ä</text:span>hl de<text:span text:style-name="T209">s</text:span> Kr<text:span text:style-name="T209">an</text:span>k<text:span text:style-name="T209">en</text:span>haus kommt die Qualit<text:span text:style-name="T209">ä</text:span>t der medizinische Besorgung erst sonder nicht das Kosten.</text:p>
      <text:p text:style-name="P69"><text:span text:style-name="T189">8</text:span>.Wohnungsfreiheit</text:p>
      <text:p text:style-name="P69">Sie kaufen das Haus in der Stadt,wo Sie wohnen, danach, ob das Haus ihnen am besten gefallt ohne Ber<text:span text:style-name="T209">ü</text:span>cksichtigung des Preis.</text:p>
      <text:p text:style-name="P42"><text:span text:style-name="T189">9.</text:span>Staatsangehörigkeitsfreiheit<text:line-break/>Sie können <text:span text:style-name="T188">i</text:span>hre Nationalität und <text:span text:style-name="T188">i</text:span>hren Lebensstil über verschiedene Kanäle frei wählen, z. B. über die Zuwanderung von Investitionsgütern, und Sie sind nicht mehr an die Landesgrenze gebunden.</text:p>
      <text:p text:style-name="P70"/>
      <text:p text:style-name="P42"><text:span text:style-name="T188">Die meisten Leute in China glauben an Materialismus. Nur die meisten </text:span>Idealist <text:span text:style-name="T188">betrachten die menschlicher Selbstverwirklichung als die höchsten Bedürfnis. Die finanzieller Bedürfnishierarchie passen die Chinesen besser. Die meisten Leute liegen in der ersten Schichten in China und Hundert von Tausend Chinesen hatte alle diese 9 Sichten beschafft.</text:span></text:p>
      <text:p text:style-name="P42"/>
      <text:p text:style-name="P71">Das Volk in China liegen viele Wert auf das Erfinden, weil der Erfinder mit ihrer Erfinden gro<text:span text:style-name="T209">ß</text:span>e Menge von Geld verdienen kann. D<text:span text:style-name="T189">ie</text:span> gute und naive Qualit<text:span text:style-name="T209">ä</text:span>t der Erfinder mit dem Motto, dass ich <text:span text:style-name="T189">will eben erfinden, weil ich das fuer besser halte, als nur zu verwalten oder herumzusetzen,</text:span> <text:s text:c="2"/>war schon langer seit der Reform und <text:span text:style-name="T209">Ö</text:span>ff<text:span text:style-name="T209">nen</text:span>s <text:s/>-p<text:span text:style-name="T209">o</text:span>litik in 1978 <text:span text:style-name="T189">in China</text:span> verschw<text:span text:style-name="T189">u</text:span>nden.</text:p>
      <text:p text:style-name="P71"/>
      <text:p text:style-name="P72">3 <text:s/>Die TRIZ auf dem Weg in die Wirtschaft</text:p>
      <text:p text:style-name="P72"/>
      <text:p text:style-name="P72">3.1 <text:s text:c="2"/><text:span text:style-name="T191">Training der TRIZ: sowohl theoretische als auch praktisch</text:span></text:p>
      <text:p text:style-name="P43"><text:span text:style-name="T192">Fuer die i</text:span>nternationale Zertifizierung <text:span text:style-name="T192">der TRIZ dauert es bei 1 Level(13) 3 Tage, wo nur theoretische Erkenntnisse wie <text:s/></text:span>Funktionsanalyse, Kausalkettenanalyse, Schneiderei, <text:span text:style-name="T209">F</text:span>unktion orientierte Suche, technischer Widerspruch, physikalischer Widerspruch, Erfindungsprinzip <text:span text:style-name="T193">kennengelernt und diskutiert werden. Theoretische kann die Teilnehmer jede sein, aber praktische sind die Teilnehmer Mitarbeiter,wie Ingenieur,Manager <text:s/>aus Firmen. Bei Training fuer internationale Zertifizierung der Level 2(14),welche dauert insgesamt 8 Tage mit Kosten von 16 Tausend RMB per Teilnehmer in China, sollten normalerweise praktische Übungen, die hauptsächlich auf die Bereich der Technische und physikalische Widerspruch und der <text:s/>maßgebende Lösungen basiert, dazwischen existieren. Die Teilnehmer fuer das Training der Level 3,welche 14 Tage mit Kosten von 40 Tausend RMB dauert , müssen schon die Zertifizierung der Level 2 <text:s/></text:span><text:soft-page-break/><text:span text:style-name="T193">v</text:span>ervollständigen. <text:span text:style-name="T194">In Level 3 sollten ARIZ <text:s/>in jeden Tag des Training theoretische detailliert erklärt werden, Die theoretische Erklärung werden direkt von einer praktische Übung verflogt. Die Teilnehmer für die Level 4 brauchen die Empfehlung von TRIZ Master, welche in China erst seit 2018 1 existiert. <text:s text:c="2"/></text:span></text:p>
      <text:p text:style-name="P65"/>
      <text:p text:style-name="P78">Das Training der TRIZ veredelt die Erkenntnisse des Ingenieur aus den Firmen, mit den das Produkt <text:s text:c="2"/>aus dem Firma verbessert werden kann. <text:tab/> <text:s text:c="2"/></text:p>
      <text:p text:style-name="P75"><text:s text:c="2"/></text:p>
      <text:p text:style-name="P79">3.2 Erwartungen von dem Trainer</text:p>
      <text:p text:style-name="P79"/>
      <text:p text:style-name="P80">Die Teilnehmer sind nicht <text:span text:style-name="T210">Ju</text:span>gendliche oder Studenten, Sie sind Ingenieur mit mehr j<text:span text:style-name="T210">ä</text:span>hrigen Erfahrungen bei der Arbeite.<text:span text:style-name="T195">Wegen des hohen Kosten der Training erwartet der Trainer von den Teilnehmers wesentlich die endlich Prüfung zu bestehen, damit sie die Zertifizierung bekommen.</text:span></text:p>
      <text:p text:style-name="P79">W<text:span text:style-name="T210">ä</text:span>hrend der Training<text:span text:style-name="T196">s</text:span> werden <text:span text:style-name="T196">allgemein </text:span>die Teilnehmer mit gute Relationen zum anderes und scharfem Sinn <text:s/>hochwertig betr<text:span text:style-name="T210">a</text:span>cht<text:span text:style-name="T210">et</text:span>. </text:p>
      <text:p text:style-name="P79"/>
      <text:p text:style-name="P81">3.3 <text:span text:style-name="T197">Das Training und die Promotion der Stelle </text:span></text:p>
      <text:p text:style-name="P81"/>
      <text:p text:style-name="P82">Viele Leute in dem untere Management einer Firma nehmen die Training de<text:span text:style-name="T210">r</text:span> TRIZ teil. Nachdem Training haben sie einer gro<text:span text:style-name="T210">ß</text:span>er Chance, eine Promotion der Stelle zu haben. Es ist eine unausgesprochene Regel, nur die Leute, wer potenzielle F<text:span text:style-name="T210">ä</text:span>higkeit der Leitungen haben, gew<text:span text:style-name="T210">ä</text:span>hlt werden, eine weitere Ausbildung <text:s/>teilzunehmen. Wenn sie die Ausbildung erfolgreich fertig gemacht, dann kommt normalerwei<text:span text:style-name="T210">s</text:span>e eine schnell Promotion der Stelle in der Firma. </text:p>
      <text:p text:style-name="P82"/>
      <text:p text:style-name="P82"/>
      <text:p text:style-name="P83">4. Das Tra<text:span text:style-name="T210">in</text:span>ing <text:s/>f<text:span text:style-name="T210">ü</text:span>r TRIZ in der <text:span text:style-name="T210">staatlich Unternehmen</text:span></text:p>
      <text:p text:style-name="P83"/>
      <text:p text:style-name="P83">4.1 Innovationspoli<text:span text:style-name="T145">tik </text:span>und die <text:span text:style-name="T202">Training der </text:span>TRIZ in den <text:span text:style-name="T145">chinesische staatlichen Unternehmen</text:span></text:p>
      <text:p text:style-name="P83"/>
      <text:p text:style-name="P44"><text:span text:style-name="T199">Die Meisten Leute denken, die staatliche Firma in China, haben die Fähigkeit, etwas innovativ zu machen, weil die staatliche Firma haben die best Talenten und die staatliche Finanzierung. Aber diese Firma machen wenige Innovation im Vergleich zum privaten Firma, w</text:span>eil es zu viele Faktoren gibt, die Innovationen behindern, wie zum Beispiel<text:span text:style-name="T200">(16)</text:span>:</text:p>
      <text:p text:style-name="P84">1. In der Zielerreichungsindikatoren der CEO der staatlichen Firma in China sind Innovation nicht enthaltet. <text:span text:style-name="T201">Da Innovation nicht direkt im Zusammenhang mit der Einschätzung der Arbeite der CEO steht, fehlt die CEO Motivation zur Innovation</text:span></text:p>
      <text:p text:style-name="P84">2. D<text:span text:style-name="T201">as</text:span> erste <text:span text:style-name="T201">versteckte</text:span> Regel <text:span text:style-name="T201">i</text:span>n der staatliche <text:span text:style-name="T201">Unternehmen</text:span> ist <text:s/><text:span text:style-name="T201">das, dass neue Geschäft </text:span><text:s/><text:span text:style-name="T201">in dem ersten Jahr rentabel sein muss, sonst bedeutet die neue Geschäft geeignet nicht zu dem Unternehmen.</text:span></text:p>
      <text:p text:style-name="P101"><text:span text:style-name="T116">3. </text:span><text:span text:style-name="T8">Der auf Konsen</text:span><text:span text:style-name="T136">s</text:span><text:span text:style-name="T8"> basierende Entscheidungsmechanismus </text:span><text:span text:style-name="T116">in staatlichen Unternehmen</text:span><text:span text:style-name="T8"> ist langwierig und ungünstig </text:span><text:span text:style-name="T116">f</text:span><text:span text:style-name="T136">ü</text:span><text:span text:style-name="T116">r die Innovation.</text:span></text:p>
      <text:p text:style-name="P86">4. <text:s/>Fuer die staatlichen Unternehmen ist es leichter durch die politische Faktor eine bessere Zielerreichungsindikatoren als durch Innovation.</text:p>
      <text:p text:style-name="P86">5. Die Zeit, die Innovation braucht ,um Geld zu <text:s/>verdienen , ist <text:s/>mit gro<text:span text:style-name="T210">ß</text:span>er M<text:span text:style-name="T210">ö</text:span>glichkeit als die Amt<text:span text:style-name="T210">s</text:span>dauer der CEO.</text:p>
      <text:p text:style-name="P101"><text:span text:style-name="T117">Durch der Kooperation der ausl</text:span><text:span text:style-name="T127">ä</text:span><text:span text:style-name="T117">ndi</text:span><text:span text:style-name="T127">s</text:span><text:span text:style-name="T117">chen Unternehmen haben sich die staatliche Unternehmen technisch in der vergangenen 20 Jahren gerettet.</text:span><text:span text:style-name="T116"> <text:s/></text:span><text:span text:style-name="T117">Die Kooperationen passierten haupts</text:span><text:span text:style-name="T127">ä</text:span><text:span text:style-name="T117">chlich in Branch wie Energie, Eisenbahn und Energieübertragung. In diesen Bereichen haben China gro</text:span><text:span text:style-name="T136">ß</text:span><text:span text:style-name="T117">e Markt und die ausl</text:span><text:span text:style-name="T127">ä</text:span><text:span text:style-name="T117">ndi</text:span><text:span text:style-name="T127">s</text:span><text:span text:style-name="T117">che Firma die best Technik. </text:span></text:p>
      <text:p text:style-name="P139"><text:span text:style-name="T8">Bei der Tra</text:span><text:span text:style-name="T127">i</text:span><text:span text:style-name="T8">ning der TRIZ steht auf jeden Fall die staatlich Unternehmen auf der erste Linie. Viele Ingenieur und Manager in der staatlichen Unternehmen haben schon bis jetzt das Training der </text:span><text:soft-page-break/><text:span text:style-name="T8">TRIZ. </text:span><text:span text:style-name="T118">Die Teilnehmer der Trainings, welche von Hebei Industrie Uni ausgef</text:span><text:span text:style-name="T127">ü</text:span><text:span text:style-name="T118">hrt werden, sind meisten aus staatlichen Unternehmen.</text:span></text:p>
      <text:p text:style-name="P140"><text:span text:style-name="T118">4.</text:span><text:span text:style-name="T8">2 <text:s/>Die Hauptprob</text:span><text:span text:style-name="T119">le</text:span><text:span text:style-name="T8">m der </text:span><text:span text:style-name="T126">Verbreitungen der </text:span><text:span text:style-name="T8">TRIZ in der realen Wirtschaft in China</text:span></text:p>
      <text:p text:style-name="P87"/>
      <text:p text:style-name="P143"><text:span text:style-name="T117">4.</text:span><text:span text:style-name="T8">2.1 D</text:span><text:span text:style-name="T126">ie</text:span><text:span text:style-name="T8"> Problem</text:span><text:span text:style-name="T126">e</text:span><text:span text:style-name="T8"> von TRIZ selbst (17)</text:span></text:p>
      <text:p text:style-name="P85">1. Wegen zu viele parallelen Tools ist es bei Ausw<text:span text:style-name="T210">ä</text:span>hle der Tools, sehr leicht <text:s/>vermischt zu werden.</text:p>
      <text:p text:style-name="P102"><text:span text:style-name="T120">In der Probleml</text:span><text:span text:style-name="T136">ö</text:span><text:span text:style-name="T120">sungsprozess der TRIZ gibt es viele Tools, mit denen ein bestimmte Problem nach einem allgemeinen Problem umgewandelt werden kann. Diese Werkzeug sind parallel und haben keine spezifische Beschreibung, unter welche Falle sollten welche Tools verwendet werden. z.B bei der Umwandelung der Problem von einem spezifischen Problem nach einem Standardproblem muss das Problem verstanden und beschrieben werden. Daf</text:span><text:span text:style-name="T136">ü</text:span><text:span text:style-name="T120">r sind verf</text:span><text:span text:style-name="T136">ü</text:span><text:span text:style-name="T120">gbare Werkzeugen </text:span><text:span text:style-name="T8">die Neun-Bildschirm-Methode, die endgültige ideale Lösung, die Funktionsanalyse-Methode, das Zuschneiden, die S-Kurve, die Mind-Setting-Methode usw. </text:span><text:span text:style-name="T120">F</text:span><text:span text:style-name="T136">ü</text:span><text:span text:style-name="T120">r die Umwandelung der Problem sind die verf</text:span><text:span text:style-name="T136">ü</text:span><text:span text:style-name="T120">gbaren Werkzeugen Erfindungsprinzipien und WiderspruchsmaTRIZen, Trennungsprinzipien, Standardlösungen, Ressourcenanalyse und technologische </text:span><text:span text:style-name="T136">R</text:span><text:span text:style-name="T120">evolutionstrends. In der beiden Teilprozesse sind die Tools parallel und verwendbar. Und die bei der Verstehen und Beschreiben des Problem verwendeten Method</text:span><text:span text:style-name="T136">en</text:span><text:span text:style-name="T120"> bestimmen auch nicht, welche M</text:span><text:span text:style-name="T136">e</text:span><text:span text:style-name="T120">thode sollen bei Umwandelung des Problem verwendet muss.</text:span></text:p>
      <text:p text:style-name="P88">2. die allgemeine L<text:span text:style-name="T210">ö</text:span>ungen sind <text:s/>zu abstrakt</text:p>
      <text:p text:style-name="P102"><text:span text:style-name="T120">Bevor wir die spe</text:span><text:span text:style-name="T121">zifische Lo</text:span><text:span text:style-name="T120">esung </text:span><text:span text:style-name="T121">fuer das Problem</text:span><text:span text:style-name="T120"> finden k</text:span><text:span text:style-name="T121">oe</text:span><text:span text:style-name="T120">nn</text:span><text:span text:style-name="T121">en</text:span><text:span text:style-name="T120">, muessen wir bei Verwendung der TRIZ erst die </text:span><text:span text:style-name="T121">allgem</text:span><text:span text:style-name="T136">ei</text:span><text:span text:style-name="T121">ne Loesung finden, aber die mit der verschiedenen Tools gefundene allgemeine L</text:span><text:span text:style-name="T136">ö</text:span><text:span text:style-name="T121">sungen sind zu abstrakt, Die L</text:span><text:span text:style-name="T136">ö</text:span><text:span text:style-name="T121">sung ist ein Hinweise der Problem, sonder nicht die direkt Antworten zum Problem.</text:span></text:p>
      <text:p text:style-name="P141"><text:span text:style-name="T8">3. Probleml</text:span><text:span text:style-name="T136">ö</text:span><text:span text:style-name="T8">sungsprozess h</text:span><text:span text:style-name="T136">ä</text:span><text:span text:style-name="T8">ngt </text:span><text:span text:style-name="T123">weitgehend </text:span><text:span text:style-name="T8">von der </text:span><text:span text:style-name="T122">fachlichen </text:span><text:span text:style-name="T8">Erkenntnisse der Anwender ab.</text:span></text:p>
      <text:p text:style-name="P103"><text:span text:style-name="T124">Nicht nur bei Definition und Beschreiben des Problem sondern auch bei </text:span><text:span text:style-name="T123">Erhalten einer konkreten L</text:span><text:span text:style-name="T136">ö</text:span><text:span text:style-name="T123">sungen ist das Problem L</text:span><text:span text:style-name="T136">ö</text:span><text:span text:style-name="T123">sbar, h</text:span><text:span text:style-name="T136">ä</text:span><text:span text:style-name="T123">ngig weitgehend von der Hintergrundwissen des </text:span><text:span text:style-name="T137">das Problem lösendes</text:span><text:span text:style-name="T123"> </text:span><text:span text:style-name="T137">Person </text:span><text:span text:style-name="T123"><text:s/></text:span><text:span text:style-name="T137">ab</text:span><text:span text:style-name="T123">, welche die fachlichen und implizierten Wissen und Erfahrungen enthaltet. </text:span></text:p>
      <text:p text:style-name="P103"><text:span text:style-name="T123">4. </text:span><text:span text:style-name="T125">Irtum-Versuch werden ben</text:span><text:span text:style-name="T137">ö</text:span><text:span text:style-name="T125">tigt bei Definition der Problem und anderem Teilprozess</text:span></text:p>
      <text:p text:style-name="P142"><text:span text:style-name="T125">B</text:span><text:span text:style-name="T8">eschreiben und Definition des Problem ist sehr wichtig. Je klar der Beschreiben und Definition ist, desto leichter ist es, die L</text:span><text:span text:style-name="T137">ö</text:span><text:span text:style-name="T8">sung zu finden. In dem praktischen Prozess der TRIZ ist es fast unm</text:span><text:span text:style-name="T137">ö</text:span><text:span text:style-name="T8">glich das geeignete Tools zu finden ohne spezifische Anweisungen der Tools, deshalb ist die </text:span><text:span text:style-name="T137">S</text:span><text:span text:style-name="T8">chleif</text:span><text:span text:style-name="T137">e</text:span><text:span text:style-name="T8"> der Irrtum und Versuch unvermeidbar.</text:span></text:p>
      <text:p text:style-name="P152"/>
      <text:p text:style-name="P153">4.2.2 <text:s/>Die spezifischen Probleme bei Verbreitung der TRIZ in China.</text:p>
      <text:p text:style-name="P154">1. Die Verbreitungen der TRIZ ist von oben betriebt, sondern nicht von Firma selbst betribt.</text:p>
      <text:p text:style-name="P155">Die Firmen, welche das Training der TRIZ teilgen<text:span text:style-name="T211">om</text:span>men haben, haben nicht eine schwer Beduerfnisse nach TRIZ, sonder sie von andere Sachen wie finanzielle Unterst<text:span text:style-name="T211">ü</text:span>tzung der Regierung in das Training anziehen.</text:p>
      <text:p text:style-name="P155">2. TRIZ Software ist teuer.</text:p>
      <text:p text:style-name="P157">Um die Software der TRIZ zu verwenden, wird viel Kosten braucht, sodass das Unternehmen nicht dazu breit ist, so viel Geld in eine noch nicht unbekannte Methode zu inv<text:span text:style-name="T211">e</text:span>stieren.</text:p>
      <text:p text:style-name="P157">3.<text:span text:style-name="T203">Das heutige <text:s/>Ausbildungssystem in China ist isoliert von der Methode der TRIZ</text:span></text:p>
      <text:p text:style-name="P158">Chinas indoktrinierte und einprägsame Lehrmethoden haben die Entwicklung von innovativem Denken in gewissem Maße gebremst. <text:span text:style-name="T203">Der Materialismus bei Ausbildung macht die Studenten in China in einige Maße nur weißen, was in der Buch als Erkenntnisse sind, aber nicht wissen, wie sollen man denken, damit das Wissenschaft erzeugt werden. </text:span></text:p>
      <text:p text:style-name="P158"/>
      <text:p text:style-name="P158"><text:span text:style-name="T204">4.3 Sozialistisches Sozialbewußstsein und sein Einfluss auf die Erfindertätigkeit</text:span></text:p>
      <text:p text:style-name="P159"/>
      <text:p text:style-name="P159">Die Merkmale der Sozialismus ist heutigen China <text:span text:style-name="T205">sehr schwach. Auf der chinesische Marktwirtschaft gibt es fast keine Sozialbewußstsein und ihre Einfluss ist null. Das Demokratiekapitalismus haben <text:s/>eine große Einfluß auf die Erfindertaetigkeit. USA nennt das </text:span><text:soft-page-break/><text:span text:style-name="T205">Modelle der chinesische Markt als Nationalkapitalismus. Das ist ganz ungenau, diese Meinung haben sich nur auf ein Punkte fokussieren und zugleich die ganz Ebene ignoriert. Die Ziele der erfinderischen Tätigkeiten ist eine Besserung Leben zu haben. z.B WeChat Pay <text:s/>erzielt sich auf Vereinfachung des Zahlen. Eine Nebenwirkungen ist, bei dem Zahlen wird viele persönliche Information automatisch gespeichert. Die Nebenwirkungen ist veränderbar und die Hauptwirkung, welche das Ziel ist, sollen bei diesen Sachen nicht änderbar sein. Wenn man die Hauptwirkung und die Nebenwirkung gemischt, dann wird man sagen, dass diese Erfinder ist hauptsächlich für die Sammlungen der Daten geboren. <text:s/></text:span></text:p>
      <text:p text:style-name="P155"/>
      <text:p text:style-name="P152"><text:s text:c="2"/></text:p>
      <text:p text:style-name="P156"/>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text:soft-page-break/><text:span text:style-name="T146">0.Erfinderschuler in DDR</text:span></text:p>
      <text:p text:style-name="P113"><text:a xlink:type="simple" xlink:href="http://www.informatik.uni-leipzig.de/~graebe/Scan-RT-1994.pdf" text:style-name="Internet_20_link" text:visited-style-name="Visited_20_Internet_20_Link">http://www.informatik.uni-leipzig.de/~graebe/Scan-RT-1994.pdf</text:a></text:p>
      <text:p text:style-name="P114"><text:span text:style-name="T177">1</text:span>. Forschung und Verbreitung in Mainland China:Problem und Zustand</text:p>
      <text:p text:style-name="P114"><text:a xlink:type="simple" xlink:href="https://www.osaka-gu.ac.jp/php/nakagawa/TRIZ/eTRIZ/eforum/e2011Forum/eFromReaders2011/cChen-TRIZinChina2009-111030.pdf" text:style-name="Internet_20_link" text:visited-style-name="Visited_20_Internet_20_Link">https://www.osaka-gu.ac.jp/php/nakagawa/TRIZ/eTRIZ/eforum/e2011Forum/eFromReaders2011/cChen-TRIZinChina2009-111030.pdf</text:a></text:p>
      <text:p text:style-name="P123"><text:span text:style-name="T177">2</text:span>.innovative Methoden in moden Verwaltungssystem(Zukunft und Dynamik)</text:p>
      <text:p text:style-name="P112"><text:a xlink:type="simple" xlink:href="https://wenku.baidu.com/view/6ff603e1f56527d3240c844769eae009581ba2ff.html" text:style-name="Internet_20_link" text:visited-style-name="Visited_20_Internet_20_Link">https://wenku.baidu.com/view/6ff603e1f56527d3240c844769eae009581ba2ff.html</text:a></text:p>
      <text:p text:style-name="P109">3 <text:span text:style-name="T146">Firma Iwint</text:span></text:p>
      <text:p text:style-name="P109"><text:a xlink:type="simple" xlink:href="http://www.iwintall.com/iplat-cms/portal/aboutUs/expertTeam" text:style-name="Internet_20_link" text:visited-style-name="Visited_20_Internet_20_Link">http://www.iwintall.com/iplat-cms/portal/aboutUs/expertTeam</text:a></text:p>
      <text:p text:style-name="P108"><text:span text:style-name="T38">4.</text:span><text:span text:style-name="T46">C-TRIZ </text:span></text:p>
      <text:p text:style-name="P108"><text:a xlink:type="simple" xlink:href="https://www.osaka-gu.ac.jp/php/nakagawa/TRIZ/eTRIZ/epapers/e2017Papers/eTan-China-Dissemination/eTan-TRIZCON2017-Paper-171012.pdf" text:style-name="Internet_20_link" text:visited-style-name="Visited_20_Internet_20_Link"><text:span text:style-name="T8">https://www.osaka-gu.ac.jp/php/nakagawa/TRIZ/eTRIZ/epapers/e2017Papers/eTan-China-Dissemination/eTan-TRIZCON2017-Paper-171012.pdf</text:span></text:a></text:p>
      <text:p text:style-name="P29">5 Struktur und Funktionen der Innovator</text:p>
      <text:p text:style-name="P29"><text:a xlink:type="simple" xlink:href="http://www.iwintall.com/iplat-cms/portal/enterpriseService/productImprovement" text:style-name="Internet_20_link" text:visited-style-name="Visited_20_Internet_20_Link">http://www.iwintall.com/iplat-cms/portal/enterpriseService/productImprovement</text:a></text:p>
      <text:p text:style-name="P45">6 <text:s text:c="3"/>Verbreitungen und Beeinfluess der TRIZ in China</text:p>
      <text:p text:style-name="P45"><text:a xlink:type="simple" xlink:href="https://wenku.baidu.com/view/48e497a0852458fb760b561b.html" text:style-name="Internet_20_link" text:visited-style-name="Visited_20_Internet_20_Link">https://wenku.baidu.com/view/48e497a0852458fb760b561b.html</text:a></text:p>
      <text:p text:style-name="P35"><text:span text:style-name="T162">7 </text:span>Nationales Forschungszentrum für technologische Innovation Methode und Werkzeug</text:p>
      <text:p text:style-name="P50"><text:a xlink:type="simple" xlink:href="http://triz.hebut.edu.cn/zxgk/zxjg/index.htm" text:style-name="Internet_20_link" text:visited-style-name="Visited_20_Internet_20_Link">http://TRIZ.hebut.edu.cn/zxgk/zxjg/index.htm</text:a>#</text:p>
      <text:p text:style-name="P36"><text:span text:style-name="T165">8 </text:span>Bekanntmachung über die Organisation von Pilotunternehmen für technologische Innovation (TRIZ-Theorie)</text:p>
      <text:p text:style-name="P36">http://219.147.168.134/html/zwgk/TZTG/xztz/show-4536.html</text:p>
      <text:p text:style-name="P37"><text:span text:style-name="T167">9 Woerter von </text:span>Stellvertretender Direktor der Abteilung für Wissenschaft und Technologie der Provinz <text:span text:style-name="T167">HeiLongJiang</text:span> </text:p>
      <text:p text:style-name="P53"><text:a xlink:type="simple" xlink:href="http://www.triz.gov.cn/index.php?s=/home/index/newsdetail/id/930.html" text:style-name="Internet_20_link" text:visited-style-name="Visited_20_Internet_20_Link">http://www.TRIZ.gov.cn/index.php?s=/home/index/newsdetail/id/930.html</text:a></text:p>
      <text:p text:style-name="P54">10. Gesetz der Patent Chinas</text:p>
      <text:p text:style-name="P54"><text:a xlink:type="simple" xlink:href="http://m.liuxiaoer.com/qz/2755.html" text:style-name="Internet_20_link" text:visited-style-name="Visited_20_Internet_20_Link">http://m.liuxiaoer.com/qz/2755.html</text:a></text:p>
      <text:p text:style-name="P63">11. <text:span text:style-name="T171">Ueberprufungen</text:span> der Markt ist zu subjektiv bei Patentamt</text:p>
      <text:p text:style-name="P54"><text:a xlink:type="simple" xlink:href="http://www.gov.cn/hudong/2018-04/26/content_5286093.htm" text:style-name="Internet_20_link" text:visited-style-name="Visited_20_Internet_20_Link">http://www.gov.cn/hudong/2018-04/26/content_5286093.htm</text:a></text:p>
      <text:p text:style-name="P40"><text:span text:style-name="T185">12 </text:span><text:bookmark text:name="firstHeading1"/>Maslowsche Bedürfnishierarchie</text:p>
      <text:p text:style-name="P76"><text:a xlink:type="simple" xlink:href="https://de.wikipedia.org/wiki/Maslowsche_Bedürfnishierarchie" text:style-name="Internet_20_link" text:visited-style-name="Visited_20_Internet_20_Link">https://de.wikipedia.org/wiki/Maslowsche_Bed%C3%BCrfnishierarchie</text:a></text:p>
      <text:p text:style-name="P77">13 <text:s/>beispiel der Training der TRIZ Level 1</text:p>
      <text:p text:style-name="P77">https://baijiahao.baidu.com/s?id=1624057263861494837&amp;wfr=spider&amp;for=pc</text:p>
      <text:p text:style-name="P77">14 <text:s/>Skizze der Training der TRIZ Level 2</text:p>
      <text:p text:style-name="P77"><text:a xlink:type="simple" xlink:href="http://blog.sina.com.cn/s/blog_a651266e01018pcc.html" text:style-name="Internet_20_link" text:visited-style-name="Visited_20_Internet_20_Link">http://blog.sina.com.cn/s/blog_a651266e01018pcc.html</text:a></text:p>
      <text:p text:style-name="P77">15 Skizze der Training der TRIZ Level 3</text:p>
      <text:p text:style-name="P77"><text:a xlink:type="simple" xlink:href="https://wenku.baidu.com/view/570e78e065ce0508763213cb.html" text:style-name="Internet_20_link" text:visited-style-name="Visited_20_Internet_20_Link">https://wenku.baidu.com/view/570e78e065ce0508763213cb.html</text:a></text:p>
      <text:p text:style-name="P84">16 Innovativ oder nicht in chinesische staatlich Firma</text:p>
      <text:p text:style-name="P84"><text:a xlink:type="simple" xlink:href="https://www.mckinsey.com.cn/中国国有企业是否在创新？/" text:style-name="Internet_20_link" text:visited-style-name="Visited_20_Internet_20_Link">https://www.mckinsey.com.cn/%E4%B8%AD%E5%9B%BD%E5%9B%BD%E6%9C%89%E4%BC%81%E4%B8%9A%E6%98%AF%E5%90%A6%E5%9C%A8%E5%88%9B%E6%96%B0%EF%BC%9F/</text:a></text:p>
      <text:p text:style-name="P85">17 Problem und Loesung der Verbreitung innovativer Method TRIZ</text:p>
      <text:p text:style-name="P85">http://articles.e-works.net.cn/CAI/Article83271_1.ht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7T08:07:18.512692004</meta:creation-date>
    <dc:date>2019-10-01T09:14:56.278521026</dc:date>
    <meta:editing-duration>PT13H55M12S</meta:editing-duration>
    <meta:editing-cycles>37</meta:editing-cycles>
    <meta:generator>LibreOffice/5.2.7.2$Linux_X86_64 LibreOffice_project/20m0$Build-2</meta:generator>
    <meta:document-statistic meta:table-count="0" meta:image-count="0" meta:object-count="0" meta:page-count="14" meta:paragraph-count="190" meta:word-count="5981" meta:character-count="42910" meta:non-whitespace-character-count="36919"/>
  </office:meta>
</office:document-meta>
</file>